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atterplot" table:style-name="ta1">
        <table:shapes>
          <draw:frame draw:z-index="0" draw:style-name="gr1" draw:text-style-name="P1" svg:width="39.006cm" svg:height="22.817cm" svg:x="9.415cm" svg:y="0.398cm">
            <draw:object draw:notify-on-update-of-ranges="scatterplot.C1:scatterplot.C1 scatterplot.C2:scatterplot.C169 scatterplot.D1:scatterplot.D1 scatterplot.D2:scatterplot.D169 scatterplot.C1:scatterplot.C1 scatterplot.C2:scatterplot.C169 scatterplot.E1:scatterplot.E1 scatterplot.E2:scatterplot.E169 scatterplot.C1:scatterplot.C1 scatterplot.C2:scatterplot.C169 scatterplot.F1:scatterplot.F1 scatterplot.F2:scatterplot.F169 scatterplot.C1:scatterplot.C1 scatterplot.C2:scatterplot.C169 scatterplot.G1:scatterplot.G1 scatterplot.G2:scatterplot.G1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Potatoes (maincrop)</text:p>
          </table:table-cell>
          <table:table-cell office:value-type="string" calcext:value-type="string">
            <text:p>Potatoes (earlies)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table:formula="of:=[.C65]+7" office:value-type="date" office:date-value="2016-01-04" calcext:value-type="date">
            <text:p>04/01/16</text:p>
          </table:table-cell>
          <table:table-cell office:value-type="float" office:value="1909" calcext:value-type="float">
            <text:p>1909</text:p>
          </table:table-cell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table:formula="of:=[.C2]+7" office:value-type="date" office:date-value="2016-01-11" calcext:value-type="date">
            <text:p>11/01/16</text:p>
          </table:table-cell>
          <table:table-cell office:value-type="float" office:value="2027.9" calcext:value-type="float">
            <text:p>2027.9</text:p>
          </table:table-cell>
          <table:table-cell office:value-type="float" office:value="2125" calcext:value-type="float">
            <text:p>2125</text:p>
          </table:table-cell>
          <table:table-cell office:value-type="float" office:value="154.69" calcext:value-type="float">
            <text:p>154.69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table:formula="of:=[.C3]+7" office:value-type="date" office:date-value="2016-01-18" calcext:value-type="date">
            <text:p>18/01/16</text:p>
          </table:table-cell>
          <table:table-cell office:value-type="float" office:value="2102.3" calcext:value-type="float">
            <text:p>2102.3</text:p>
          </table:table-cell>
          <table:table-cell office:value-type="float" office:value="2025" calcext:value-type="float">
            <text:p>2025</text:p>
          </table:table-cell>
          <table:table-cell office:value-type="float" office:value="153.91" calcext:value-type="float">
            <text:p>153.91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formula="of:=[.C4]+7" office:value-type="date" office:date-value="2016-01-25" calcext:value-type="date">
            <text:p>25/01/16</text:p>
          </table:table-cell>
          <table:table-cell office:value-type="float" office:value="2123.7" calcext:value-type="float">
            <text:p>2123.7</text:p>
          </table:table-cell>
          <table:table-cell office:value-type="float" office:value="2025" calcext:value-type="float">
            <text:p>2025</text:p>
          </table:table-cell>
          <table:table-cell office:value-type="float" office:value="154.43" calcext:value-type="float">
            <text:p>154.4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table:formula="of:=[.C5]+7" office:value-type="date" office:date-value="2016-02-01" calcext:value-type="date">
            <text:p>01/02/16</text:p>
          </table:table-cell>
          <table:table-cell office:value-type="float" office:value="2050.7" calcext:value-type="float">
            <text:p>2050.7</text:p>
          </table:table-cell>
          <table:table-cell office:value-type="float" office:value="1975" calcext:value-type="float">
            <text:p>1975</text:p>
          </table:table-cell>
          <table:table-cell office:value-type="float" office:value="150.33" calcext:value-type="float">
            <text:p>150.33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formula="of:=[.C6]+7" office:value-type="date" office:date-value="2016-02-08" calcext:value-type="date">
            <text:p>08/02/16</text:p>
          </table:table-cell>
          <table:table-cell office:value-type="float" office:value="1675.7" calcext:value-type="float">
            <text:p>1675.7</text:p>
          </table:table-cell>
          <table:table-cell office:value-type="float" office:value="1975" calcext:value-type="float">
            <text:p>1975</text:p>
          </table:table-cell>
          <table:table-cell office:value-type="float" office:value="156.57" calcext:value-type="float">
            <text:p>156.57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table:formula="of:=[.C7]+7" office:value-type="date" office:date-value="2016-02-15" calcext:value-type="date">
            <text:p>15/02/16</text:p>
          </table:table-cell>
          <table:table-cell office:value-type="float" office:value="1992.9" calcext:value-type="float">
            <text:p>1992.9</text:p>
          </table:table-cell>
          <table:table-cell office:value-type="float" office:value="1925" calcext:value-type="float">
            <text:p>1925</text:p>
          </table:table-cell>
          <table:table-cell office:value-type="float" office:value="160.54" calcext:value-type="float">
            <text:p>160.54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table:formula="of:=[.C8]+7" office:value-type="date" office:date-value="2016-02-22" calcext:value-type="date">
            <text:p>22/02/16</text:p>
          </table:table-cell>
          <table:table-cell office:value-type="float" office:value="2016" calcext:value-type="float">
            <text:p>2016</text:p>
          </table:table-cell>
          <table:table-cell office:value-type="float" office:value="1925" calcext:value-type="float">
            <text:p>1925</text:p>
          </table:table-cell>
          <table:table-cell office:value-type="float" office:value="160.32" calcext:value-type="float">
            <text:p>160.32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table:formula="of:=[.C9]+7" office:value-type="date" office:date-value="2016-02-29" calcext:value-type="date">
            <text:p>29/02/16</text:p>
          </table:table-cell>
          <table:table-cell office:value-type="float" office:value="2089.3" calcext:value-type="float">
            <text:p>2089.3</text:p>
          </table:table-cell>
          <table:table-cell office:value-type="float" office:value="1875" calcext:value-type="float">
            <text:p>1875</text:p>
          </table:table-cell>
          <table:table-cell office:value-type="float" office:value="161.87" calcext:value-type="float">
            <text:p>161.87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table:formula="of:=[.C10]+7" office:value-type="date" office:date-value="2016-03-07" calcext:value-type="date">
            <text:p>07/03/16</text:p>
          </table:table-cell>
          <table:table-cell office:value-type="float" office:value="1995.7" calcext:value-type="float">
            <text:p>1995.7</text:p>
          </table:table-cell>
          <table:table-cell office:value-type="float" office:value="1875" calcext:value-type="float">
            <text:p>1875</text:p>
          </table:table-cell>
          <table:table-cell office:value-type="float" office:value="166.48" calcext:value-type="float">
            <text:p>166.48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formula="of:=[.C11]+7" office:value-type="date" office:date-value="2016-03-14" calcext:value-type="date">
            <text:p>14/03/16</text:p>
          </table:table-cell>
          <table:table-cell office:value-type="float" office:value="2017" calcext:value-type="float">
            <text:p>2017</text:p>
          </table:table-cell>
          <table:table-cell office:value-type="float" office:value="1825" calcext:value-type="float">
            <text:p>1825</text:p>
          </table:table-cell>
          <table:table-cell office:value-type="float" office:value="172.94" calcext:value-type="float">
            <text:p>172.94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formula="of:=[.C12]+7" office:value-type="date" office:date-value="2016-03-21" calcext:value-type="date">
            <text:p>21/03/16</text:p>
          </table:table-cell>
          <table:table-cell office:value-type="float" office:value="1912.9" calcext:value-type="float">
            <text:p>1912.9</text:p>
          </table:table-cell>
          <table:table-cell office:value-type="float" office:value="1825" calcext:value-type="float">
            <text:p>1825</text:p>
          </table:table-cell>
          <table:table-cell office:value-type="float" office:value="171.96" calcext:value-type="float">
            <text:p>171.96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date" office:date-value="2015-01-05" calcext:value-type="date">
            <text:p>05/01/15</text:p>
          </table:table-cell>
          <table:table-cell office:value-type="float" office:value="2210" calcext:value-type="float">
            <text:p>2210</text:p>
          </table:table-cell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formula="of:=[.C14]+7" office:value-type="date" office:date-value="2015-01-12" calcext:value-type="date">
            <text:p>12/01/15</text:p>
          </table:table-cell>
          <table:table-cell office:value-type="float" office:value="2189.2" calcext:value-type="float">
            <text:p>2189.2</text:p>
          </table:table-cell>
          <table:table-cell office:value-type="float" office:value="2450" calcext:value-type="float">
            <text:p>2450</text:p>
          </table:table-cell>
          <table:table-cell office:value-type="float" office:value="115.21" calcext:value-type="float">
            <text:p>115.21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formula="of:=[.C15]+7" office:value-type="date" office:date-value="2015-01-19" calcext:value-type="date">
            <text:p>19/01/15</text:p>
          </table:table-cell>
          <table:table-cell office:value-type="float" office:value="2240.7" calcext:value-type="float">
            <text:p>2240.7</text:p>
          </table:table-cell>
          <table:table-cell office:value-type="float" office:value="2400" calcext:value-type="float">
            <text:p>2400</text:p>
          </table:table-cell>
          <table:table-cell office:value-type="float" office:value="115.74" calcext:value-type="float">
            <text:p>115.7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table:formula="of:=[.C16]+7" office:value-type="date" office:date-value="2015-01-26" calcext:value-type="date">
            <text:p>26/01/15</text:p>
          </table:table-cell>
          <table:table-cell office:value-type="float" office:value="2167.8" calcext:value-type="float">
            <text:p>2167.8</text:p>
          </table:table-cell>
          <table:table-cell office:value-type="float" office:value="2400" calcext:value-type="float">
            <text:p>2400</text:p>
          </table:table-cell>
          <table:table-cell office:value-type="float" office:value="114.76" calcext:value-type="float">
            <text:p>114.76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table:formula="of:=[.C17]+7" office:value-type="date" office:date-value="2015-02-02" calcext:value-type="date">
            <text:p>02/02/15</text:p>
          </table:table-cell>
          <table:table-cell office:value-type="float" office:value="2216.7" calcext:value-type="float">
            <text:p>2216.7</text:p>
          </table:table-cell>
          <table:table-cell office:value-type="float" office:value="2350" calcext:value-type="float">
            <text:p>2350</text:p>
          </table:table-cell>
          <table:table-cell office:value-type="float" office:value="111.08" calcext:value-type="float">
            <text:p>111.0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table:formula="of:=[.C18]+7" office:value-type="date" office:date-value="2015-02-09" calcext:value-type="date">
            <text:p>09/02/15</text:p>
          </table:table-cell>
          <table:table-cell office:value-type="float" office:value="2169.8" calcext:value-type="float">
            <text:p>2169.8</text:p>
          </table:table-cell>
          <table:table-cell office:value-type="float" office:value="2350" calcext:value-type="float">
            <text:p>2350</text:p>
          </table:table-cell>
          <table:table-cell office:value-type="float" office:value="121.47" calcext:value-type="float">
            <text:p>121.47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table:formula="of:=[.C19]+7" office:value-type="date" office:date-value="2015-02-16" calcext:value-type="date">
            <text:p>16/02/15</text:p>
          </table:table-cell>
          <table:table-cell office:value-type="float" office:value="2232.1" calcext:value-type="float">
            <text:p>2232.1</text:p>
          </table:table-cell>
          <table:table-cell office:value-type="float" office:value="2400" calcext:value-type="float">
            <text:p>2400</text:p>
          </table:table-cell>
          <table:table-cell office:value-type="float" office:value="120.04" calcext:value-type="float">
            <text:p>120.0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table:formula="of:=[.C20]+7" office:value-type="date" office:date-value="2015-02-23" calcext:value-type="date">
            <text:p>23/02/15</text:p>
          </table:table-cell>
          <table:table-cell office:value-type="float" office:value="2179.9" calcext:value-type="float">
            <text:p>2179.9</text:p>
          </table:table-cell>
          <table:table-cell office:value-type="float" office:value="2400" calcext:value-type="float">
            <text:p>2400</text:p>
          </table:table-cell>
          <table:table-cell office:value-type="float" office:value="125.2" calcext:value-type="float">
            <text:p>125.2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table:formula="of:=[.C21]+7" office:value-type="date" office:date-value="2015-03-02" calcext:value-type="date">
            <text:p>02/03/15</text:p>
          </table:table-cell>
          <table:table-cell office:value-type="float" office:value="2279.7" calcext:value-type="float">
            <text:p>2279.7</text:p>
          </table:table-cell>
          <table:table-cell office:value-type="float" office:value="2400" calcext:value-type="float">
            <text:p>2400</text:p>
          </table:table-cell>
          <table:table-cell office:value-type="float" office:value="115.18" calcext:value-type="float">
            <text:p>115.1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table:formula="of:=[.C22]+7" office:value-type="date" office:date-value="2015-03-09" calcext:value-type="date">
            <text:p>09/03/15</text:p>
          </table:table-cell>
          <table:table-cell office:value-type="float" office:value="2256.7" calcext:value-type="float">
            <text:p>2256.7</text:p>
          </table:table-cell>
          <table:table-cell office:value-type="float" office:value="2400" calcext:value-type="float">
            <text:p>2400</text:p>
          </table:table-cell>
          <table:table-cell office:value-type="float" office:value="121.81" calcext:value-type="float">
            <text:p>121.81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table:formula="of:=[.C23]+7" office:value-type="date" office:date-value="2015-03-16" calcext:value-type="date">
            <text:p>16/03/15</text:p>
          </table:table-cell>
          <table:table-cell office:value-type="float" office:value="2236.9" calcext:value-type="float">
            <text:p>2236.9</text:p>
          </table:table-cell>
          <table:table-cell office:value-type="float" office:value="2400" calcext:value-type="float">
            <text:p>2400</text:p>
          </table:table-cell>
          <table:table-cell office:value-type="float" office:value="124.34" calcext:value-type="float">
            <text:p>124.3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formula="of:=[.C24]+7" office:value-type="date" office:date-value="2015-03-23" calcext:value-type="date">
            <text:p>23/03/15</text:p>
          </table:table-cell>
          <table:table-cell office:value-type="float" office:value="2287.5" calcext:value-type="float">
            <text:p>2287.5</text:p>
          </table:table-cell>
          <table:table-cell office:value-type="float" office:value="2400" calcext:value-type="float">
            <text:p>2400</text:p>
          </table:table-cell>
          <table:table-cell office:value-type="float" office:value="125.7" calcext:value-type="float">
            <text:p>125.7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formula="of:=[.C25]+7" office:value-type="date" office:date-value="2015-03-30" calcext:value-type="date">
            <text:p>30/03/15</text:p>
          </table:table-cell>
          <table:table-cell office:value-type="float" office:value="2229.8" calcext:value-type="float">
            <text:p>2229.8</text:p>
          </table:table-cell>
          <table:table-cell office:value-type="float" office:value="2400" calcext:value-type="float">
            <text:p>2400</text:p>
          </table:table-cell>
          <table:table-cell office:value-type="float" office:value="122.29" calcext:value-type="float">
            <text:p>122.2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table:formula="of:=[.C26]+7" office:value-type="date" office:date-value="2015-04-06" calcext:value-type="date">
            <text:p>06/04/15</text:p>
          </table:table-cell>
          <table:table-cell office:value-type="float" office:value="2305.6" calcext:value-type="float">
            <text:p>2305.6</text:p>
          </table:table-cell>
          <table:table-cell office:value-type="float" office:value="2400" calcext:value-type="float">
            <text:p>2400</text:p>
          </table:table-cell>
          <table:table-cell office:value-type="float" office:value="129.76" calcext:value-type="float">
            <text:p>129.76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table:formula="of:=[.C27]+7" office:value-type="date" office:date-value="2015-04-13" calcext:value-type="date">
            <text:p>13/04/15</text:p>
          </table:table-cell>
          <table:table-cell office:value-type="float" office:value="2305.6" calcext:value-type="float">
            <text:p>2305.6</text:p>
          </table:table-cell>
          <table:table-cell office:value-type="float" office:value="2400" calcext:value-type="float">
            <text:p>2400</text:p>
          </table:table-cell>
          <table:table-cell office:value-type="float" office:value="127.82" calcext:value-type="float">
            <text:p>127.82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table:formula="of:=[.C28]+7" office:value-type="date" office:date-value="2015-04-20" calcext:value-type="date">
            <text:p>20/04/15</text:p>
          </table:table-cell>
          <table:table-cell office:value-type="float" office:value="2240" calcext:value-type="float">
            <text:p>2240</text:p>
          </table:table-cell>
          <table:table-cell office:value-type="float" office:value="2400" calcext:value-type="float">
            <text:p>2400</text:p>
          </table:table-cell>
          <table:table-cell office:value-type="float" office:value="127.71" calcext:value-type="float">
            <text:p>127.71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table:formula="of:=[.C29]+7" office:value-type="date" office:date-value="2015-04-27" calcext:value-type="date">
            <text:p>27/04/15</text:p>
          </table:table-cell>
          <table:table-cell office:value-type="float" office:value="2190.3" calcext:value-type="float">
            <text:p>2190.3</text:p>
          </table:table-cell>
          <table:table-cell office:value-type="float" office:value="2400" calcext:value-type="float">
            <text:p>2400</text:p>
          </table:table-cell>
          <table:table-cell office:value-type="float" office:value="131.05" calcext:value-type="float">
            <text:p>131.05</text:p>
          </table:table-cell>
          <table:table-cell office:value-type="float" office:value="929.17" calcext:value-type="float">
            <text:p>929.17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table:formula="of:=[.C30]+7" office:value-type="date" office:date-value="2015-05-04" calcext:value-type="date">
            <text:p>04/05/15</text:p>
          </table:table-cell>
          <table:table-cell office:value-type="float" office:value="2211.9" calcext:value-type="float">
            <text:p>2211.9</text:p>
          </table:table-cell>
          <table:table-cell office:value-type="float" office:value="2400" calcext:value-type="float">
            <text:p>2400</text:p>
          </table:table-cell>
          <table:table-cell office:value-type="float" office:value="135.51" calcext:value-type="float">
            <text:p>135.51</text:p>
          </table:table-cell>
          <table:table-cell office:value-type="float" office:value="539.05" calcext:value-type="float">
            <text:p>539.05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table:formula="of:=[.C31]+7" office:value-type="date" office:date-value="2015-05-11" calcext:value-type="date">
            <text:p>11/05/15</text:p>
          </table:table-cell>
          <table:table-cell office:value-type="float" office:value="2220.2" calcext:value-type="float">
            <text:p>2220.2</text:p>
          </table:table-cell>
          <table:table-cell office:value-type="float" office:value="2350" calcext:value-type="float">
            <text:p>2350</text:p>
          </table:table-cell>
          <table:table-cell office:value-type="float" office:value="137.49" calcext:value-type="float">
            <text:p>137.49</text:p>
          </table:table-cell>
          <table:table-cell office:value-type="float" office:value="400.6" calcext:value-type="float">
            <text:p>400.6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table:formula="of:=[.C32]+7" office:value-type="date" office:date-value="2015-05-18" calcext:value-type="date">
            <text:p>18/05/15</text:p>
          </table:table-cell>
          <table:table-cell office:value-type="float" office:value="2190.8" calcext:value-type="float">
            <text:p>2190.8</text:p>
          </table:table-cell>
          <table:table-cell office:value-type="float" office:value="2350" calcext:value-type="float">
            <text:p>2350</text:p>
          </table:table-cell>
          <table:table-cell office:value-type="float" office:value="134.64" calcext:value-type="float">
            <text:p>134.64</text:p>
          </table:table-cell>
          <table:table-cell office:value-type="float" office:value="382.94" calcext:value-type="float">
            <text:p>382.94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table:formula="of:=[.C33]+7" office:value-type="date" office:date-value="2015-05-25" calcext:value-type="date">
            <text:p>25/05/15</text:p>
          </table:table-cell>
          <table:table-cell office:value-type="float" office:value="2386.7" calcext:value-type="float">
            <text:p>2386.7</text:p>
          </table:table-cell>
          <table:table-cell office:value-type="float" office:value="2350" calcext:value-type="float">
            <text:p>2350</text:p>
          </table:table-cell>
          <table:table-cell office:value-type="float" office:value="132.73" calcext:value-type="float">
            <text:p>132.73</text:p>
          </table:table-cell>
          <table:table-cell office:value-type="float" office:value="383.45" calcext:value-type="float">
            <text:p>383.45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table:formula="of:=[.C34]+7" office:value-type="date" office:date-value="2015-06-01" calcext:value-type="date">
            <text:p>01/06/15</text:p>
          </table:table-cell>
          <table:table-cell office:value-type="float" office:value="2186.5" calcext:value-type="float">
            <text:p>2186.5</text:p>
          </table:table-cell>
          <table:table-cell office:value-type="float" office:value="2350" calcext:value-type="float">
            <text:p>2350</text:p>
          </table:table-cell>
          <table:table-cell office:value-type="float" office:value="146.96" calcext:value-type="float">
            <text:p>146.96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table:formula="of:=[.C35]+7" office:value-type="date" office:date-value="2015-06-08" calcext:value-type="date">
            <text:p>08/06/15</text:p>
          </table:table-cell>
          <table:table-cell office:value-type="float" office:value="2187.2" calcext:value-type="float">
            <text:p>2187.2</text:p>
          </table:table-cell>
          <table:table-cell office:value-type="float" office:value="2300" calcext:value-type="float">
            <text:p>2300</text:p>
          </table:table-cell>
          <table:table-cell office:value-type="float" office:value="148.26" calcext:value-type="float">
            <text:p>148.26</text:p>
          </table:table-cell>
          <table:table-cell office:value-type="float" office:value="270.88" calcext:value-type="float">
            <text:p>270.88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table:formula="of:=[.C36]+7" office:value-type="date" office:date-value="2015-06-15" calcext:value-type="date">
            <text:p>15/06/15</text:p>
          </table:table-cell>
          <table:table-cell office:value-type="float" office:value="2396.4" calcext:value-type="float">
            <text:p>2396.4</text:p>
          </table:table-cell>
          <table:table-cell office:value-type="float" office:value="2300" calcext:value-type="float">
            <text:p>2300</text:p>
          </table:table-cell>
          <table:table-cell office:value-type="float" office:value="150.94" calcext:value-type="float">
            <text:p>150.94</text:p>
          </table:table-cell>
          <table:table-cell office:value-type="float" office:value="264.82" calcext:value-type="float">
            <text:p>264.82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formula="of:=[.C37]+7" office:value-type="date" office:date-value="2015-06-22" calcext:value-type="date">
            <text:p>22/06/15</text:p>
          </table:table-cell>
          <table:table-cell office:value-type="float" office:value="2182.3" calcext:value-type="float">
            <text:p>2182.3</text:p>
          </table:table-cell>
          <table:table-cell office:value-type="float" office:value="2300" calcext:value-type="float">
            <text:p>2300</text:p>
          </table:table-cell>
          <table:table-cell office:value-type="float" office:value="153.66" calcext:value-type="float">
            <text:p>153.66</text:p>
          </table:table-cell>
          <table:table-cell office:value-type="float" office:value="278.51" calcext:value-type="float">
            <text:p>278.51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table:formula="of:=[.C38]+7" office:value-type="date" office:date-value="2015-06-29" calcext:value-type="date">
            <text:p>29/06/15</text:p>
          </table:table-cell>
          <table:table-cell office:value-type="float" office:value="2175.3" calcext:value-type="float">
            <text:p>2175.3</text:p>
          </table:table-cell>
          <table:table-cell office:value-type="float" office:value="2300" calcext:value-type="float">
            <text:p>2300</text:p>
          </table:table-cell>
          <table:table-cell office:value-type="float" office:value="164.29" calcext:value-type="float">
            <text:p>164.29</text:p>
          </table:table-cell>
          <table:table-cell office:value-type="float" office:value="230.25" calcext:value-type="float">
            <text:p>230.25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table:formula="of:=[.C39]+7" office:value-type="date" office:date-value="2015-07-06" calcext:value-type="date">
            <text:p>06/07/15</text:p>
          </table:table-cell>
          <table:table-cell office:value-type="float" office:value="2195.2" calcext:value-type="float">
            <text:p>2195.2</text:p>
          </table:table-cell>
          <table:table-cell office:value-type="float" office:value="2300" calcext:value-type="float">
            <text:p>2300</text:p>
          </table:table-cell>
          <table:table-cell office:value-type="float" office:value="162.6" calcext:value-type="float">
            <text:p>162.6</text:p>
          </table:table-cell>
          <table:table-cell office:value-type="float" office:value="246.31" calcext:value-type="float">
            <text:p>246.31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table:formula="of:=[.C40]+7" office:value-type="date" office:date-value="2015-07-13" calcext:value-type="date">
            <text:p>13/07/15</text:p>
          </table:table-cell>
          <table:table-cell office:value-type="float" office:value="2305.2" calcext:value-type="float">
            <text:p>2305.2</text:p>
          </table:table-cell>
          <table:table-cell office:value-type="float" office:value="2300" calcext:value-type="float">
            <text:p>2300</text:p>
          </table:table-cell>
          <table:table-cell office:value-type="float" office:value="173.74" calcext:value-type="float">
            <text:p>173.74</text:p>
          </table:table-cell>
          <table:table-cell office:value-type="float" office:value="214.37" calcext:value-type="float">
            <text:p>214.37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table:formula="of:=[.C41]+7" office:value-type="date" office:date-value="2015-07-20" calcext:value-type="date">
            <text:p>20/07/15</text:p>
          </table:table-cell>
          <table:table-cell office:value-type="float" office:value="2155.1" calcext:value-type="float">
            <text:p>2155.1</text:p>
          </table:table-cell>
          <table:table-cell office:value-type="float" office:value="2250" calcext:value-type="float">
            <text:p>2250</text:p>
          </table:table-cell>
          <table:table-cell/>
          <table:table-cell office:value-type="float" office:value="229.82" calcext:value-type="float">
            <text:p>229.82</text:p>
          </table:table-cell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table:formula="of:=[.C42]+7" office:value-type="date" office:date-value="2015-07-27" calcext:value-type="date">
            <text:p>27/07/15</text:p>
          </table:table-cell>
          <table:table-cell office:value-type="float" office:value="2181.7" calcext:value-type="float">
            <text:p>2181.7</text:p>
          </table:table-cell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table:formula="of:=[.C43]+7" office:value-type="date" office:date-value="2015-08-03" calcext:value-type="date">
            <text:p>03/08/15</text:p>
          </table:table-cell>
          <table:table-cell office:value-type="float" office:value="2173.9" calcext:value-type="float">
            <text:p>2173.9</text:p>
          </table:table-cell>
          <table:table-cell/>
          <table:table-cell office:value-type="float" office:value="185.14" calcext:value-type="float">
            <text:p>185.1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table:formula="of:=[.C44]+7" office:value-type="date" office:date-value="2015-08-10" calcext:value-type="date">
            <text:p>10/08/15</text:p>
          </table:table-cell>
          <table:table-cell office:value-type="float" office:value="2100.7" calcext:value-type="float">
            <text:p>2100.7</text:p>
          </table:table-cell>
          <table:table-cell/>
          <table:table-cell office:value-type="float" office:value="187.02" calcext:value-type="float">
            <text:p>187.02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table:formula="of:=[.C45]+7" office:value-type="date" office:date-value="2015-08-17" calcext:value-type="date">
            <text:p>17/08/15</text:p>
          </table:table-cell>
          <table:table-cell office:value-type="float" office:value="2016.9" calcext:value-type="float">
            <text:p>2016.9</text:p>
          </table:table-cell>
          <table:table-cell office:value-type="float" office:value="2250" calcext:value-type="float">
            <text:p>2250</text:p>
          </table:table-cell>
          <table:table-cell office:value-type="float" office:value="174.56" calcext:value-type="float">
            <text:p>174.56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table:formula="of:=[.C46]+7" office:value-type="date" office:date-value="2015-08-24" calcext:value-type="date">
            <text:p>24/08/15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164.43" calcext:value-type="float">
            <text:p>164.43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table:formula="of:=[.C47]+7" office:value-type="date" office:date-value="2015-08-31" calcext:value-type="date">
            <text:p>31/08/15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166.27" calcext:value-type="float">
            <text:p>166.27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table:formula="of:=[.C48]+7" office:value-type="date" office:date-value="2015-09-07" calcext:value-type="date">
            <text:p>07/09/15</text:p>
          </table:table-cell>
          <table:table-cell office:value-type="float" office:value="2670" calcext:value-type="float">
            <text:p>2670</text:p>
          </table:table-cell>
          <table:table-cell office:value-type="float" office:value="2150" calcext:value-type="float">
            <text:p>2150</text:p>
          </table:table-cell>
          <table:table-cell office:value-type="float" office:value="152.4" calcext:value-type="float">
            <text:p>152.4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table:formula="of:=[.C49]+7" office:value-type="date" office:date-value="2015-09-14" calcext:value-type="date">
            <text:p>14/09/15</text:p>
          </table:table-cell>
          <table:table-cell office:value-type="float" office:value="2238.8" calcext:value-type="float">
            <text:p>2238.8</text:p>
          </table:table-cell>
          <table:table-cell office:value-type="float" office:value="2200" calcext:value-type="float">
            <text:p>2200</text:p>
          </table:table-cell>
          <table:table-cell office:value-type="float" office:value="162.32" calcext:value-type="float">
            <text:p>162.32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table:formula="of:=[.C50]+7" office:value-type="date" office:date-value="2015-09-21" calcext:value-type="date">
            <text:p>21/09/15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51.51" calcext:value-type="float">
            <text:p>151.51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table:formula="of:=[.C51]+7" office:value-type="date" office:date-value="2015-09-28" calcext:value-type="date">
            <text:p>28/09/15</text:p>
          </table:table-cell>
          <table:table-cell office:value-type="float" office:value="1947" calcext:value-type="float">
            <text:p>1947</text:p>
          </table:table-cell>
          <table:table-cell office:value-type="float" office:value="2100" calcext:value-type="float">
            <text:p>2100</text:p>
          </table:table-cell>
          <table:table-cell office:value-type="float" office:value="150.62" calcext:value-type="float">
            <text:p>150.62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table:formula="of:=[.C52]+7" office:value-type="date" office:date-value="2015-10-05" calcext:value-type="date">
            <text:p>05/10/15</text:p>
          </table:table-cell>
          <table:table-cell office:value-type="float" office:value="2039.2" calcext:value-type="float">
            <text:p>2039.2</text:p>
          </table:table-cell>
          <table:table-cell office:value-type="float" office:value="2100" calcext:value-type="float">
            <text:p>2100</text:p>
          </table:table-cell>
          <table:table-cell office:value-type="float" office:value="144.75" calcext:value-type="float">
            <text:p>144.7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table:formula="of:=[.C53]+7" office:value-type="date" office:date-value="2015-10-12" calcext:value-type="date">
            <text:p>12/10/15</text:p>
          </table:table-cell>
          <table:table-cell office:value-type="float" office:value="1943.7" calcext:value-type="float">
            <text:p>1943.7</text:p>
          </table:table-cell>
          <table:table-cell office:value-type="float" office:value="2100" calcext:value-type="float">
            <text:p>2100</text:p>
          </table:table-cell>
          <table:table-cell office:value-type="float" office:value="141.2" calcext:value-type="float">
            <text:p>141.2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table:formula="of:=[.C54]+7" office:value-type="date" office:date-value="2015-10-19" calcext:value-type="date">
            <text:p>19/10/15</text:p>
          </table:table-cell>
          <table:table-cell office:value-type="float" office:value="2148.3" calcext:value-type="float">
            <text:p>2148.3</text:p>
          </table:table-cell>
          <table:table-cell office:value-type="float" office:value="2100" calcext:value-type="float">
            <text:p>2100</text:p>
          </table:table-cell>
          <table:table-cell office:value-type="float" office:value="139.18" calcext:value-type="float">
            <text:p>139.18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table:formula="of:=[.C55]+7" office:value-type="date" office:date-value="2015-10-26" calcext:value-type="date">
            <text:p>26/10/15</text:p>
          </table:table-cell>
          <table:table-cell office:value-type="float" office:value="1986.7" calcext:value-type="float">
            <text:p>1986.7</text:p>
          </table:table-cell>
          <table:table-cell office:value-type="float" office:value="2125" calcext:value-type="float">
            <text:p>2125</text:p>
          </table:table-cell>
          <table:table-cell office:value-type="float" office:value="140.21" calcext:value-type="float">
            <text:p>140.21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table:formula="of:=[.C56]+7" office:value-type="date" office:date-value="2015-11-02" calcext:value-type="date">
            <text:p>02/11/15</text:p>
          </table:table-cell>
          <table:table-cell office:value-type="float" office:value="2294.5" calcext:value-type="float">
            <text:p>2294.5</text:p>
          </table:table-cell>
          <table:table-cell office:value-type="float" office:value="2125" calcext:value-type="float">
            <text:p>2125</text:p>
          </table:table-cell>
          <table:table-cell office:value-type="float" office:value="136.73" calcext:value-type="float">
            <text:p>136.73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table:formula="of:=[.C57]+7" office:value-type="date" office:date-value="2015-11-09" calcext:value-type="date">
            <text:p>09/11/15</text:p>
          </table:table-cell>
          <table:table-cell office:value-type="float" office:value="2079.1" calcext:value-type="float">
            <text:p>2079.1</text:p>
          </table:table-cell>
          <table:table-cell office:value-type="float" office:value="2125" calcext:value-type="float">
            <text:p>2125</text:p>
          </table:table-cell>
          <table:table-cell office:value-type="float" office:value="139.87" calcext:value-type="float">
            <text:p>139.87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table:formula="of:=[.C58]+7" office:value-type="date" office:date-value="2015-11-16" calcext:value-type="date">
            <text:p>16/11/15</text:p>
          </table:table-cell>
          <table:table-cell office:value-type="float" office:value="1986.4" calcext:value-type="float">
            <text:p>1986.4</text:p>
          </table:table-cell>
          <table:table-cell office:value-type="float" office:value="2125" calcext:value-type="float">
            <text:p>2125</text:p>
          </table:table-cell>
          <table:table-cell office:value-type="float" office:value="141.97" calcext:value-type="float">
            <text:p>141.97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table:formula="of:=[.C59]+7" office:value-type="date" office:date-value="2015-11-23" calcext:value-type="date">
            <text:p>23/11/15</text:p>
          </table:table-cell>
          <table:table-cell office:value-type="float" office:value="2039.2" calcext:value-type="float">
            <text:p>2039.2</text:p>
          </table:table-cell>
          <table:table-cell office:value-type="float" office:value="2125" calcext:value-type="float">
            <text:p>2125</text:p>
          </table:table-cell>
          <table:table-cell office:value-type="float" office:value="137.86" calcext:value-type="float">
            <text:p>137.86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table:formula="of:=[.C60]+7" office:value-type="date" office:date-value="2015-11-30" calcext:value-type="date">
            <text:p>30/11/15</text:p>
          </table:table-cell>
          <table:table-cell office:value-type="float" office:value="2015.1" calcext:value-type="float">
            <text:p>2015.1</text:p>
          </table:table-cell>
          <table:table-cell office:value-type="float" office:value="2125" calcext:value-type="float">
            <text:p>2125</text:p>
          </table:table-cell>
          <table:table-cell office:value-type="float" office:value="144.46" calcext:value-type="float">
            <text:p>144.46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table:formula="of:=[.C61]+7" office:value-type="date" office:date-value="2015-12-07" calcext:value-type="date">
            <text:p>07/12/15</text:p>
          </table:table-cell>
          <table:table-cell office:value-type="float" office:value="1992" calcext:value-type="float">
            <text:p>1992</text:p>
          </table:table-cell>
          <table:table-cell office:value-type="float" office:value="2125" calcext:value-type="float">
            <text:p>2125</text:p>
          </table:table-cell>
          <table:table-cell office:value-type="float" office:value="149.57" calcext:value-type="float">
            <text:p>149.57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table:formula="of:=[.C62]+7" office:value-type="date" office:date-value="2015-12-14" calcext:value-type="date">
            <text:p>14/12/15</text:p>
          </table:table-cell>
          <table:table-cell/>
          <table:table-cell office:value-type="float" office:value="2125" calcext:value-type="float">
            <text:p>2125</text:p>
          </table:table-cell>
          <table:table-cell office:value-type="float" office:value="149.15" calcext:value-type="float">
            <text:p>149.15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table:formula="of:=[.C63]+7" office:value-type="date" office:date-value="2015-12-21" calcext:value-type="date">
            <text:p>21/12/15</text:p>
          </table:table-cell>
          <table:table-cell table:number-columns-repeated="2"/>
          <table:table-cell office:value-type="float" office:value="146.53" calcext:value-type="float">
            <text:p>146.53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table:formula="of:=[.C64]+7" office:value-type="date" office:date-value="2015-12-28" calcext:value-type="date">
            <text:p>28/12/15</text:p>
          </table:table-cell>
          <table:table-cell table:number-columns-repeated="2"/>
          <table:table-cell office:value-type="float" office:value="146.53" calcext:value-type="float">
            <text:p>146.5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date" office:date-value="2014-01-06" calcext:value-type="date">
            <text:p>06/01/14</text:p>
          </table:table-cell>
          <table:table-cell office:value-type="float" office:value="3450" calcext:value-type="float">
            <text:p>3450</text:p>
          </table:table-cell>
          <table:table-cell office:value-type="float" office:value="3400" calcext:value-type="float">
            <text:p>3400</text:p>
          </table:table-cell>
          <table:table-cell office:value-type="float" office:value="160.54" calcext:value-type="float">
            <text:p>160.54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date" office:date-value="2014-01-13" calcext:value-type="date">
            <text:p>13/01/14</text:p>
          </table:table-cell>
          <table:table-cell office:value-type="float" office:value="3330" calcext:value-type="float">
            <text:p>3330</text:p>
          </table:table-cell>
          <table:table-cell office:value-type="float" office:value="3400" calcext:value-type="float">
            <text:p>340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date" office:date-value="2014-01-20" calcext:value-type="date">
            <text:p>20/01/14</text:p>
          </table:table-cell>
          <table:table-cell office:value-type="float" office:value="3286.1" calcext:value-type="float">
            <text:p>3286.1</text:p>
          </table:table-cell>
          <table:table-cell office:value-type="float" office:value="3400" calcext:value-type="float">
            <text:p>3400</text:p>
          </table:table-cell>
          <table:table-cell office:value-type="float" office:value="153.98" calcext:value-type="float">
            <text:p>153.9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date" office:date-value="2014-01-27" calcext:value-type="date">
            <text:p>27/01/14</text:p>
          </table:table-cell>
          <table:table-cell office:value-type="float" office:value="3150" calcext:value-type="float">
            <text:p>3150</text:p>
          </table:table-cell>
          <table:table-cell office:value-type="float" office:value="3400" calcext:value-type="float">
            <text:p>3400</text:p>
          </table:table-cell>
          <table:table-cell office:value-type="float" office:value="152.71" calcext:value-type="float">
            <text:p>152.7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date" office:date-value="2014-02-03" calcext:value-type="date">
            <text:p>03/02/14</text:p>
          </table:table-cell>
          <table:table-cell office:value-type="float" office:value="3505.7" calcext:value-type="float">
            <text:p>3505.7</text:p>
          </table:table-cell>
          <table:table-cell office:value-type="float" office:value="3400" calcext:value-type="float">
            <text:p>3400</text:p>
          </table:table-cell>
          <table:table-cell office:value-type="float" office:value="152.15" calcext:value-type="float">
            <text:p>152.15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date" office:date-value="2014-02-10" calcext:value-type="date">
            <text:p>10/02/14</text:p>
          </table:table-cell>
          <table:table-cell office:value-type="float" office:value="3187.2" calcext:value-type="float">
            <text:p>3187.2</text:p>
          </table:table-cell>
          <table:table-cell office:value-type="float" office:value="3350" calcext:value-type="float">
            <text:p>3350</text:p>
          </table:table-cell>
          <table:table-cell office:value-type="float" office:value="151.61" calcext:value-type="float">
            <text:p>151.6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date" office:date-value="2014-02-17" calcext:value-type="date">
            <text:p>17/02/14</text:p>
          </table:table-cell>
          <table:table-cell office:value-type="float" office:value="3338.1" calcext:value-type="float">
            <text:p>3338.1</text:p>
          </table:table-cell>
          <table:table-cell office:value-type="float" office:value="3350" calcext:value-type="float">
            <text:p>3350</text:p>
          </table:table-cell>
          <table:table-cell office:value-type="float" office:value="153.05" calcext:value-type="float">
            <text:p>153.05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date" office:date-value="2014-02-24" calcext:value-type="date">
            <text:p>24/02/14</text:p>
          </table:table-cell>
          <table:table-cell office:value-type="float" office:value="2971.7" calcext:value-type="float">
            <text:p>2971.7</text:p>
          </table:table-cell>
          <table:table-cell office:value-type="float" office:value="3300" calcext:value-type="float">
            <text:p>3300</text:p>
          </table:table-cell>
          <table:table-cell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date" office:date-value="2014-03-03" calcext:value-type="date">
            <text:p>03/03/14</text:p>
          </table:table-cell>
          <table:table-cell office:value-type="float" office:value="2960.9" calcext:value-type="float">
            <text:p>2960.9</text:p>
          </table:table-cell>
          <table:table-cell office:value-type="float" office:value="3300" calcext:value-type="float">
            <text:p>3300</text:p>
          </table:table-cell>
          <table:table-cell office:value-type="float" office:value="152.24" calcext:value-type="float">
            <text:p>152.24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date" office:date-value="2014-03-10" calcext:value-type="date">
            <text:p>10/03/14</text:p>
          </table:table-cell>
          <table:table-cell office:value-type="float" office:value="2969.4" calcext:value-type="float">
            <text:p>2969.4</text:p>
          </table:table-cell>
          <table:table-cell office:value-type="float" office:value="3300" calcext:value-type="float">
            <text:p>3300</text:p>
          </table:table-cell>
          <table:table-cell office:value-type="float" office:value="153.53" calcext:value-type="float">
            <text:p>153.5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date" office:date-value="2014-03-17" calcext:value-type="date">
            <text:p>17/03/14</text:p>
          </table:table-cell>
          <table:table-cell office:value-type="float" office:value="2970.9" calcext:value-type="float">
            <text:p>2970.9</text:p>
          </table:table-cell>
          <table:table-cell office:value-type="float" office:value="3200" calcext:value-type="float">
            <text:p>3200</text:p>
          </table:table-cell>
          <table:table-cell office:value-type="float" office:value="154.02" calcext:value-type="float">
            <text:p>154.0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date" office:date-value="2014-03-24" calcext:value-type="date">
            <text:p>24/03/14</text:p>
          </table:table-cell>
          <table:table-cell office:value-type="float" office:value="2899.5" calcext:value-type="float">
            <text:p>2899.5</text:p>
          </table:table-cell>
          <table:table-cell office:value-type="float" office:value="3200" calcext:value-type="float">
            <text:p>3200</text:p>
          </table:table-cell>
          <table:table-cell office:value-type="float" office:value="153.62" calcext:value-type="float">
            <text:p>153.6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date" office:date-value="2014-03-31" calcext:value-type="date">
            <text:p>31/03/14</text:p>
          </table:table-cell>
          <table:table-cell office:value-type="float" office:value="2895.4" calcext:value-type="float">
            <text:p>2895.4</text:p>
          </table:table-cell>
          <table:table-cell office:value-type="float" office:value="3150" calcext:value-type="float">
            <text:p>3150</text:p>
          </table:table-cell>
          <table:table-cell office:value-type="float" office:value="154.88" calcext:value-type="float">
            <text:p>154.8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date" office:date-value="2014-04-07" calcext:value-type="date">
            <text:p>07/04/14</text:p>
          </table:table-cell>
          <table:table-cell office:value-type="float" office:value="2827.3" calcext:value-type="float">
            <text:p>2827.3</text:p>
          </table:table-cell>
          <table:table-cell office:value-type="float" office:value="3150" calcext:value-type="float">
            <text:p>3150</text:p>
          </table:table-cell>
          <table:table-cell office:value-type="float" office:value="159.87" calcext:value-type="float">
            <text:p>159.87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date" office:date-value="2014-04-14" calcext:value-type="date">
            <text:p>14/04/14</text:p>
          </table:table-cell>
          <table:table-cell office:value-type="float" office:value="2862.1" calcext:value-type="float">
            <text:p>2862.1</text:p>
          </table:table-cell>
          <table:table-cell office:value-type="float" office:value="3100" calcext:value-type="float">
            <text:p>3100</text:p>
          </table:table-cell>
          <table:table-cell office:value-type="float" office:value="158.3" calcext:value-type="float">
            <text:p>158.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date" office:date-value="2014-04-21" calcext:value-type="date">
            <text:p>21/04/14</text:p>
          </table:table-cell>
          <table:table-cell office:value-type="float" office:value="2868.1" calcext:value-type="float">
            <text:p>2868.1</text:p>
          </table:table-cell>
          <table:table-cell office:value-type="float" office:value="3100" calcext:value-type="float">
            <text:p>3100</text:p>
          </table:table-cell>
          <table:table-cell office:value-type="float" office:value="154.17" calcext:value-type="float">
            <text:p>154.17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date" office:date-value="2014-04-28" calcext:value-type="date">
            <text:p>28/04/14</text:p>
          </table:table-cell>
          <table:table-cell office:value-type="float" office:value="3259.3" calcext:value-type="float">
            <text:p>3259.3</text:p>
          </table:table-cell>
          <table:table-cell office:value-type="float" office:value="3100" calcext:value-type="float">
            <text:p>3100</text:p>
          </table:table-cell>
          <table:table-cell office:value-type="float" office:value="156.05" calcext:value-type="float">
            <text:p>156.05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date" office:date-value="2014-05-05" calcext:value-type="date">
            <text:p>05/05/14</text:p>
          </table:table-cell>
          <table:table-cell office:value-type="float" office:value="2844.1" calcext:value-type="float">
            <text:p>2844.1</text:p>
          </table:table-cell>
          <table:table-cell office:value-type="float" office:value="3000" calcext:value-type="float">
            <text:p>3000</text:p>
          </table:table-cell>
          <table:table-cell office:value-type="float" office:value="156.47" calcext:value-type="float">
            <text:p>156.47</text:p>
          </table:table-cell>
          <table:table-cell office:value-type="float" office:value="921.74" calcext:value-type="float">
            <text:p>921.74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date" office:date-value="2014-05-12" calcext:value-type="date">
            <text:p>12/05/14</text:p>
          </table:table-cell>
          <table:table-cell office:value-type="float" office:value="2837.2" calcext:value-type="float">
            <text:p>2837.2</text:p>
          </table:table-cell>
          <table:table-cell office:value-type="float" office:value="3000" calcext:value-type="float">
            <text:p>3000</text:p>
          </table:table-cell>
          <table:table-cell office:value-type="float" office:value="158.31" calcext:value-type="float">
            <text:p>158.31</text:p>
          </table:table-cell>
          <table:table-cell office:value-type="float" office:value="612.3" calcext:value-type="float">
            <text:p>612.3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date" office:date-value="2014-05-19" calcext:value-type="date">
            <text:p>19/05/14</text:p>
          </table:table-cell>
          <table:table-cell office:value-type="float" office:value="2791.4" calcext:value-type="float">
            <text:p>2791.4</text:p>
          </table:table-cell>
          <table:table-cell office:value-type="float" office:value="3000" calcext:value-type="float">
            <text:p>3000</text:p>
          </table:table-cell>
          <table:table-cell office:value-type="float" office:value="160.35" calcext:value-type="float">
            <text:p>160.35</text:p>
          </table:table-cell>
          <table:table-cell office:value-type="float" office:value="459.58" calcext:value-type="float">
            <text:p>459.58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date" office:date-value="2014-05-26" calcext:value-type="date">
            <text:p>26/05/14</text:p>
          </table:table-cell>
          <table:table-cell office:value-type="float" office:value="2855" calcext:value-type="float">
            <text:p>2855</text:p>
          </table:table-cell>
          <table:table-cell office:value-type="float" office:value="3000" calcext:value-type="float">
            <text:p>3000</text:p>
          </table:table-cell>
          <table:table-cell office:value-type="float" office:value="159.68" calcext:value-type="float">
            <text:p>159.68</text:p>
          </table:table-cell>
          <table:table-cell office:value-type="float" office:value="387.64" calcext:value-type="float">
            <text:p>387.64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date" office:date-value="2014-06-02" calcext:value-type="date">
            <text:p>02/06/14</text:p>
          </table:table-cell>
          <table:table-cell office:value-type="float" office:value="3264.9" calcext:value-type="float">
            <text:p>3264.9</text:p>
          </table:table-cell>
          <table:table-cell office:value-type="float" office:value="3000" calcext:value-type="float">
            <text:p>3000</text:p>
          </table:table-cell>
          <table:table-cell office:value-type="float" office:value="160.94" calcext:value-type="float">
            <text:p>160.94</text:p>
          </table:table-cell>
          <table:table-cell office:value-type="float" office:value="299.46" calcext:value-type="float">
            <text:p>299.46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date" office:date-value="2014-06-09" calcext:value-type="date">
            <text:p>09/06/14</text:p>
          </table:table-cell>
          <table:table-cell office:value-type="float" office:value="2817.3" calcext:value-type="float">
            <text:p>2817.3</text:p>
          </table:table-cell>
          <table:table-cell office:value-type="float" office:value="3000" calcext:value-type="float">
            <text:p>3000</text:p>
          </table:table-cell>
          <table:table-cell office:value-type="float" office:value="160.2" calcext:value-type="float">
            <text:p>160.2</text:p>
          </table:table-cell>
          <table:table-cell office:value-type="float" office:value="227.69" calcext:value-type="float">
            <text:p>227.69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date" office:date-value="2014-06-16" calcext:value-type="date">
            <text:p>16/06/14</text:p>
          </table:table-cell>
          <table:table-cell office:value-type="float" office:value="2749" calcext:value-type="float">
            <text:p>2749</text:p>
          </table:table-cell>
          <table:table-cell office:value-type="float" office:value="3000" calcext:value-type="float">
            <text:p>3000</text:p>
          </table:table-cell>
          <table:table-cell office:value-type="float" office:value="157" calcext:value-type="float">
            <text:p>157</text:p>
          </table:table-cell>
          <table:table-cell office:value-type="float" office:value="187.76" calcext:value-type="float">
            <text:p>187.76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date" office:date-value="2014-06-23" calcext:value-type="date">
            <text:p>23/06/14</text:p>
          </table:table-cell>
          <table:table-cell office:value-type="float" office:value="2751.9" calcext:value-type="float">
            <text:p>2751.9</text:p>
          </table:table-cell>
          <table:table-cell office:value-type="float" office:value="3000" calcext:value-type="float">
            <text:p>3000</text:p>
          </table:table-cell>
          <table:table-cell office:value-type="float" office:value="155.69" calcext:value-type="float">
            <text:p>155.69</text:p>
          </table:table-cell>
          <table:table-cell office:value-type="float" office:value="161.62" calcext:value-type="float">
            <text:p>161.62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date" office:date-value="2014-06-30" calcext:value-type="date">
            <text:p>30/06/14</text:p>
          </table:table-cell>
          <table:table-cell office:value-type="float" office:value="2620.1" calcext:value-type="float">
            <text:p>2620.1</text:p>
          </table:table-cell>
          <table:table-cell office:value-type="float" office:value="3000" calcext:value-type="float">
            <text:p>3000</text:p>
          </table:table-cell>
          <table:table-cell office:value-type="float" office:value="146.05" calcext:value-type="float">
            <text:p>146.05</text:p>
          </table:table-cell>
          <table:table-cell office:value-type="float" office:value="161.96" calcext:value-type="float">
            <text:p>161.96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date" office:date-value="2014-07-07" calcext:value-type="date">
            <text:p>07/07/14</text:p>
          </table:table-cell>
          <table:table-cell office:value-type="float" office:value="2855" calcext:value-type="float">
            <text:p>285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43.89" calcext:value-type="float">
            <text:p>143.89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date" office:date-value="2014-07-14" calcext:value-type="date">
            <text:p>14/07/14</text:p>
          </table:table-cell>
          <table:table-cell office:value-type="float" office:value="2950" calcext:value-type="float">
            <text:p>295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15.94" calcext:value-type="float">
            <text:p>115.94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date" office:date-value="2014-07-21" calcext:value-type="date">
            <text:p>21/07/14</text:p>
          </table:table-cell>
          <table:table-cell office:value-type="float" office:value="2650" calcext:value-type="float">
            <text:p>265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39.61" calcext:value-type="float">
            <text:p>139.61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date" office:date-value="2014-07-28" calcext:value-type="date">
            <text:p>28/07/14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161.35" calcext:value-type="float">
            <text:p>161.35</text:p>
          </table:table-cell>
          <table:table-cell office:value-type="float" office:value="132.8" calcext:value-type="float">
            <text:p>132.8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date" office:date-value="2014-08-04" calcext:value-type="date">
            <text:p>04/08/14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155.18" calcext:value-type="float">
            <text:p>155.1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date" office:date-value="2014-08-11" calcext:value-type="date">
            <text:p>11/08/14</text:p>
          </table:table-cell>
          <table:table-cell office:value-type="float" office:value="2757.8" calcext:value-type="float">
            <text:p>2757.8</text:p>
          </table:table-cell>
          <table:table-cell office:value-type="float" office:value="3000" calcext:value-type="float">
            <text:p>3000</text:p>
          </table:table-cell>
          <table:table-cell office:value-type="float" office:value="143.56" calcext:value-type="float">
            <text:p>143.56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date" office:date-value="2014-08-18" calcext:value-type="date">
            <text:p>18/08/14</text:p>
          </table:table-cell>
          <table:table-cell office:value-type="float" office:value="2800" calcext:value-type="float">
            <text:p>2800</text:p>
          </table:table-cell>
          <table:table-cell office:value-type="float" office:value="3000" calcext:value-type="float">
            <text:p>3000</text:p>
          </table:table-cell>
          <table:table-cell office:value-type="float" office:value="145.53" calcext:value-type="float">
            <text:p>145.5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date" office:date-value="2014-08-25" calcext:value-type="date">
            <text:p>25/08/14</text:p>
          </table:table-cell>
          <table:table-cell office:value-type="float" office:value="2788.9" calcext:value-type="float">
            <text:p>2788.9</text:p>
          </table:table-cell>
          <table:table-cell office:value-type="float" office:value="3000" calcext:value-type="float">
            <text:p>3000</text:p>
          </table:table-cell>
          <table:table-cell office:value-type="float" office:value="148.44" calcext:value-type="float">
            <text:p>148.44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date" office:date-value="2014-09-01" calcext:value-type="date">
            <text:p>01/09/14</text:p>
          </table:table-cell>
          <table:table-cell office:value-type="float" office:value="2788" calcext:value-type="float">
            <text:p>2788</text:p>
          </table:table-cell>
          <table:table-cell office:value-type="float" office:value="3000" calcext:value-type="float">
            <text:p>3000</text:p>
          </table:table-cell>
          <table:table-cell office:value-type="float" office:value="139.97" calcext:value-type="float">
            <text:p>139.97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date" office:date-value="2014-09-08" calcext:value-type="date">
            <text:p>08/09/14</text:p>
          </table:table-cell>
          <table:table-cell office:value-type="float" office:value="2813.6" calcext:value-type="float">
            <text:p>2813.6</text:p>
          </table:table-cell>
          <table:table-cell office:value-type="float" office:value="2950" calcext:value-type="float">
            <text:p>2950</text:p>
          </table:table-cell>
          <table:table-cell office:value-type="float" office:value="137.94" calcext:value-type="float">
            <text:p>137.94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date" office:date-value="2014-09-15" calcext:value-type="date">
            <text:p>15/09/14</text:p>
          </table:table-cell>
          <table:table-cell office:value-type="float" office:value="2670.6" calcext:value-type="float">
            <text:p>2670.6</text:p>
          </table:table-cell>
          <table:table-cell office:value-type="float" office:value="2950" calcext:value-type="float">
            <text:p>2950</text:p>
          </table:table-cell>
          <table:table-cell office:value-type="float" office:value="131.91" calcext:value-type="float">
            <text:p>131.91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date" office:date-value="2014-09-22" calcext:value-type="date">
            <text:p>22/09/14</text:p>
          </table:table-cell>
          <table:table-cell office:value-type="float" office:value="2800" calcext:value-type="float">
            <text:p>2800</text:p>
          </table:table-cell>
          <table:table-cell office:value-type="float" office:value="2850" calcext:value-type="float">
            <text:p>2850</text:p>
          </table:table-cell>
          <table:table-cell office:value-type="float" office:value="130.15" calcext:value-type="float">
            <text:p>130.15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date" office:date-value="2014-09-29" calcext:value-type="date">
            <text:p>29/09/14</text:p>
          </table:table-cell>
          <table:table-cell office:value-type="float" office:value="2910.2" calcext:value-type="float">
            <text:p>2910.2</text:p>
          </table:table-cell>
          <table:table-cell office:value-type="float" office:value="2850" calcext:value-type="float">
            <text:p>2850</text:p>
          </table:table-cell>
          <table:table-cell office:value-type="float" office:value="118.54" calcext:value-type="float">
            <text:p>118.54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date" office:date-value="2014-10-06" calcext:value-type="date">
            <text:p>06/10/14</text:p>
          </table:table-cell>
          <table:table-cell office:value-type="float" office:value="2910.2" calcext:value-type="float">
            <text:p>2910.2</text:p>
          </table:table-cell>
          <table:table-cell office:value-type="float" office:value="2750" calcext:value-type="float">
            <text:p>2750</text:p>
          </table:table-cell>
          <table:table-cell office:value-type="float" office:value="119.07" calcext:value-type="float">
            <text:p>119.07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date" office:date-value="2014-10-13" calcext:value-type="date">
            <text:p>13/10/14</text:p>
          </table:table-cell>
          <table:table-cell office:value-type="float" office:value="2280.6" calcext:value-type="float">
            <text:p>2280.6</text:p>
          </table:table-cell>
          <table:table-cell office:value-type="float" office:value="2750" calcext:value-type="float">
            <text:p>2750</text:p>
          </table:table-cell>
          <table:table-cell office:value-type="float" office:value="119.23" calcext:value-type="float">
            <text:p>119.2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date" office:date-value="2014-10-20" calcext:value-type="date">
            <text:p>20/10/14</text:p>
          </table:table-cell>
          <table:table-cell office:value-type="float" office:value="2280.6" calcext:value-type="float">
            <text:p>2280.6</text:p>
          </table:table-cell>
          <table:table-cell office:value-type="float" office:value="2650" calcext:value-type="float">
            <text:p>2650</text:p>
          </table:table-cell>
          <table:table-cell office:value-type="float" office:value="116.25" calcext:value-type="float">
            <text:p>116.25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date" office:date-value="2014-10-27" calcext:value-type="date">
            <text:p>27/10/14</text:p>
          </table:table-cell>
          <table:table-cell office:value-type="float" office:value="2293.3" calcext:value-type="float">
            <text:p>2293.3</text:p>
          </table:table-cell>
          <table:table-cell office:value-type="float" office:value="2650" calcext:value-type="float">
            <text:p>2650</text:p>
          </table:table-cell>
          <table:table-cell office:value-type="float" office:value="113.49" calcext:value-type="float">
            <text:p>113.49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date" office:date-value="2014-11-03" calcext:value-type="date">
            <text:p>03/11/14</text:p>
          </table:table-cell>
          <table:table-cell office:value-type="float" office:value="2299.1" calcext:value-type="float">
            <text:p>2299.1</text:p>
          </table:table-cell>
          <table:table-cell office:value-type="float" office:value="2550" calcext:value-type="float">
            <text:p>2550</text:p>
          </table:table-cell>
          <table:table-cell office:value-type="float" office:value="109.53" calcext:value-type="float">
            <text:p>109.53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date" office:date-value="2014-11-10" calcext:value-type="date">
            <text:p>10/11/14</text:p>
          </table:table-cell>
          <table:table-cell office:value-type="float" office:value="2287" calcext:value-type="float">
            <text:p>2287</text:p>
          </table:table-cell>
          <table:table-cell office:value-type="float" office:value="2550" calcext:value-type="float">
            <text:p>2550</text:p>
          </table:table-cell>
          <table:table-cell office:value-type="float" office:value="112.9" calcext:value-type="float">
            <text:p>112.9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date" office:date-value="2014-11-17" calcext:value-type="date">
            <text:p>17/11/14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13.72" calcext:value-type="float">
            <text:p>113.7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date" office:date-value="2014-11-24" calcext:value-type="date">
            <text:p>24/11/14</text:p>
          </table:table-cell>
          <table:table-cell office:value-type="float" office:value="2358.3" calcext:value-type="float">
            <text:p>2358.3</text:p>
          </table:table-cell>
          <table:table-cell office:value-type="float" office:value="2450" calcext:value-type="float">
            <text:p>2450</text:p>
          </table:table-cell>
          <table:table-cell office:value-type="float" office:value="114.5" calcext:value-type="float">
            <text:p>114.5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date" office:date-value="2014-12-01" calcext:value-type="date">
            <text:p>01/12/14</text:p>
          </table:table-cell>
          <table:table-cell office:value-type="float" office:value="2250" calcext:value-type="float">
            <text:p>2250</text:p>
          </table:table-cell>
          <table:table-cell office:value-type="float" office:value="2450" calcext:value-type="float">
            <text:p>2450</text:p>
          </table:table-cell>
          <table:table-cell office:value-type="float" office:value="112.17" calcext:value-type="float">
            <text:p>112.17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date" office:date-value="2014-12-08" calcext:value-type="date">
            <text:p>08/12/14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13.7" calcext:value-type="float">
            <text:p>113.7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date" office:date-value="2014-12-15" calcext:value-type="date">
            <text:p>15/12/14</text:p>
          </table:table-cell>
          <table:table-cell table:number-columns-repeated="2"/>
          <table:table-cell office:value-type="float" office:value="118.84" calcext:value-type="float">
            <text:p>118.84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date" office:date-value="2014-12-22" calcext:value-type="date">
            <text:p>22/12/14</text:p>
          </table:table-cell>
          <table:table-cell table:number-columns-repeated="2"/>
          <table:table-cell office:value-type="float" office:value="114.35" calcext:value-type="float">
            <text:p>114.35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date" office:date-value="2014-12-29" calcext:value-type="date">
            <text:p>29/12/14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13-01-07" calcext:value-type="date">
            <text:p>07/01/13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23.3" calcext:value-type="float">
            <text:p>223.3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3-01-14" calcext:value-type="date">
            <text:p>14/01/13</text:p>
          </table:table-cell>
          <table:table-cell office:value-type="float" office:value="2720" calcext:value-type="float">
            <text:p>2720</text:p>
          </table:table-cell>
          <table:table-cell office:value-type="float" office:value="2900" calcext:value-type="float">
            <text:p>2900</text:p>
          </table:table-cell>
          <table:table-cell office:value-type="float" office:value="227.93" calcext:value-type="float">
            <text:p>227.93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table:style-name="ce2" office:value-type="date" office:date-value="2013-01-21" calcext:value-type="date">
            <text:p>21/01/13</text:p>
          </table:table-cell>
          <table:table-cell office:value-type="float" office:value="2689.2" calcext:value-type="float">
            <text:p>2689.2</text:p>
          </table:table-cell>
          <table:table-cell office:value-type="float" office:value="2900" calcext:value-type="float">
            <text:p>2900</text:p>
          </table:table-cell>
          <table:table-cell office:value-type="float" office:value="245.37" calcext:value-type="float">
            <text:p>245.37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table:style-name="ce2" office:value-type="date" office:date-value="2013-01-28" calcext:value-type="date">
            <text:p>28/01/13</text:p>
          </table:table-cell>
          <table:table-cell office:value-type="float" office:value="2690" calcext:value-type="float">
            <text:p>2690</text:p>
          </table:table-cell>
          <table:table-cell office:value-type="float" office:value="2900" calcext:value-type="float">
            <text:p>2900</text:p>
          </table:table-cell>
          <table:table-cell office:value-type="float" office:value="229.16" calcext:value-type="float">
            <text:p>229.16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table:style-name="ce2" office:value-type="date" office:date-value="2013-02-04" calcext:value-type="date">
            <text:p>04/02/13</text:p>
          </table:table-cell>
          <table:table-cell office:value-type="float" office:value="2756.5" calcext:value-type="float">
            <text:p>2756.5</text:p>
          </table:table-cell>
          <table:table-cell office:value-type="float" office:value="2975" calcext:value-type="float">
            <text:p>2975</text:p>
          </table:table-cell>
          <table:table-cell office:value-type="float" office:value="228.55" calcext:value-type="float">
            <text:p>228.5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13-02-11" calcext:value-type="date">
            <text:p>11/02/13</text:p>
          </table:table-cell>
          <table:table-cell office:value-type="float" office:value="2761.6" calcext:value-type="float">
            <text:p>2761.6</text:p>
          </table:table-cell>
          <table:table-cell office:value-type="float" office:value="2975" calcext:value-type="float">
            <text:p>2975</text:p>
          </table:table-cell>
          <table:table-cell office:value-type="float" office:value="233.6" calcext:value-type="float">
            <text:p>233.6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table:style-name="ce2" office:value-type="date" office:date-value="2013-02-18" calcext:value-type="date">
            <text:p>18/02/13</text:p>
          </table:table-cell>
          <table:table-cell office:value-type="float" office:value="2750.7" calcext:value-type="float">
            <text:p>2750.7</text:p>
          </table:table-cell>
          <table:table-cell office:value-type="float" office:value="2975" calcext:value-type="float">
            <text:p>2975</text:p>
          </table:table-cell>
          <table:table-cell office:value-type="float" office:value="240.02" calcext:value-type="float">
            <text:p>240.0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table:style-name="ce2" office:value-type="date" office:date-value="2013-02-25" calcext:value-type="date">
            <text:p>25/02/13</text:p>
          </table:table-cell>
          <table:table-cell office:value-type="float" office:value="2765.4" calcext:value-type="float">
            <text:p>2765.4</text:p>
          </table:table-cell>
          <table:table-cell office:value-type="float" office:value="2975" calcext:value-type="float">
            <text:p>2975</text:p>
          </table:table-cell>
          <table:table-cell office:value-type="float" office:value="238.68" calcext:value-type="float">
            <text:p>238.6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table:style-name="ce2" office:value-type="date" office:date-value="2013-03-04" calcext:value-type="date">
            <text:p>04/03/13</text:p>
          </table:table-cell>
          <table:table-cell office:value-type="float" office:value="2751.3" calcext:value-type="float">
            <text:p>2751.3</text:p>
          </table:table-cell>
          <table:table-cell office:value-type="float" office:value="2975" calcext:value-type="float">
            <text:p>2975</text:p>
          </table:table-cell>
          <table:table-cell office:value-type="float" office:value="235.63" calcext:value-type="float">
            <text:p>235.63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3-03-11" calcext:value-type="date">
            <text:p>11/03/13</text:p>
          </table:table-cell>
          <table:table-cell office:value-type="float" office:value="2718.8" calcext:value-type="float">
            <text:p>2718.8</text:p>
          </table:table-cell>
          <table:table-cell office:value-type="float" office:value="2975" calcext:value-type="float">
            <text:p>2975</text:p>
          </table:table-cell>
          <table:table-cell office:value-type="float" office:value="251.43" calcext:value-type="float">
            <text:p>251.43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table:style-name="ce2" office:value-type="date" office:date-value="2013-03-18" calcext:value-type="date">
            <text:p>18/03/13</text:p>
          </table:table-cell>
          <table:table-cell/>
          <table:table-cell office:value-type="float" office:value="2975" calcext:value-type="float">
            <text:p>2975</text:p>
          </table:table-cell>
          <table:table-cell office:value-type="float" office:value="243.88" calcext:value-type="float">
            <text:p>243.8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table:style-name="ce2" office:value-type="date" office:date-value="2013-03-25" calcext:value-type="date">
            <text:p>25/03/13</text:p>
          </table:table-cell>
          <table:table-cell office:value-type="float" office:value="2994.6" calcext:value-type="float">
            <text:p>2994.6</text:p>
          </table:table-cell>
          <table:table-cell office:value-type="float" office:value="2975" calcext:value-type="float">
            <text:p>2975</text:p>
          </table:table-cell>
          <table:table-cell office:value-type="float" office:value="248.66" calcext:value-type="float">
            <text:p>248.66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table:style-name="ce2" office:value-type="date" office:date-value="2013-04-01" calcext:value-type="date">
            <text:p>01/04/13</text:p>
          </table:table-cell>
          <table:table-cell office:value-type="float" office:value="2287" calcext:value-type="float">
            <text:p>2287</text:p>
          </table:table-cell>
          <table:table-cell office:value-type="float" office:value="2975" calcext:value-type="float">
            <text:p>2975</text:p>
          </table:table-cell>
          <table:table-cell office:value-type="float" office:value="268.01" calcext:value-type="float">
            <text:p>268.01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table:style-name="ce2" office:value-type="date" office:date-value="2013-04-08" calcext:value-type="date">
            <text:p>08/04/13</text:p>
          </table:table-cell>
          <table:table-cell/>
          <table:table-cell office:value-type="float" office:value="2975" calcext:value-type="float">
            <text:p>2975</text:p>
          </table:table-cell>
          <table:table-cell office:value-type="float" office:value="265.4" calcext:value-type="float">
            <text:p>265.4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3-04-15" calcext:value-type="date">
            <text:p>15/04/13</text:p>
          </table:table-cell>
          <table:table-cell/>
          <table:table-cell office:value-type="float" office:value="2975" calcext:value-type="float">
            <text:p>2975</text:p>
          </table:table-cell>
          <table:table-cell office:value-type="float" office:value="267.76" calcext:value-type="float">
            <text:p>267.76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table:style-name="ce2" office:value-type="date" office:date-value="2013-04-22" calcext:value-type="date">
            <text:p>22/04/13</text:p>
          </table:table-cell>
          <table:table-cell office:value-type="float" office:value="2884.6" calcext:value-type="float">
            <text:p>2884.6</text:p>
          </table:table-cell>
          <table:table-cell office:value-type="float" office:value="2975" calcext:value-type="float">
            <text:p>2975</text:p>
          </table:table-cell>
          <table:table-cell office:value-type="float" office:value="279.66" calcext:value-type="float">
            <text:p>279.66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table:style-name="ce2" office:value-type="date" office:date-value="2013-04-29" calcext:value-type="date">
            <text:p>29/04/13</text:p>
          </table:table-cell>
          <table:table-cell office:value-type="float" office:value="2833.1" calcext:value-type="float">
            <text:p>2833.1</text:p>
          </table:table-cell>
          <table:table-cell office:value-type="float" office:value="3025" calcext:value-type="float">
            <text:p>3025</text:p>
          </table:table-cell>
          <table:table-cell office:value-type="float" office:value="295.26" calcext:value-type="float">
            <text:p>295.26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table:style-name="ce2" office:value-type="date" office:date-value="2013-05-06" calcext:value-type="date">
            <text:p>06/05/13</text:p>
          </table:table-cell>
          <table:table-cell/>
          <table:table-cell office:value-type="float" office:value="3025" calcext:value-type="float">
            <text:p>3025</text:p>
          </table:table-cell>
          <table:table-cell office:value-type="float" office:value="285.17" calcext:value-type="float">
            <text:p>285.17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table:style-name="ce2" office:value-type="date" office:date-value="2013-05-13" calcext:value-type="date">
            <text:p>13/05/13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303.03" calcext:value-type="float">
            <text:p>303.03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table:style-name="ce2" office:value-type="date" office:date-value="2013-05-20" calcext:value-type="date">
            <text:p>20/05/13</text:p>
          </table:table-cell>
          <table:table-cell office:value-type="float" office:value="3182" calcext:value-type="float">
            <text:p>3182</text:p>
          </table:table-cell>
          <table:table-cell office:value-type="float" office:value="3150" calcext:value-type="float">
            <text:p>3150</text:p>
          </table:table-cell>
          <table:table-cell office:value-type="float" office:value="295.35" calcext:value-type="float">
            <text:p>295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table:style-name="ce2" office:value-type="date" office:date-value="2013-05-27" calcext:value-type="date">
            <text:p>27/05/13</text:p>
          </table:table-cell>
          <table:table-cell office:value-type="float" office:value="2932.6" calcext:value-type="float">
            <text:p>2932.6</text:p>
          </table:table-cell>
          <table:table-cell office:value-type="float" office:value="3200" calcext:value-type="float">
            <text:p>3200</text:p>
          </table:table-cell>
          <table:table-cell office:value-type="float" office:value="277.36" calcext:value-type="float">
            <text:p>277.36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table:style-name="ce2" office:value-type="date" office:date-value="2013-06-03" calcext:value-type="date">
            <text:p>03/06/1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00.26" calcext:value-type="float">
            <text:p>300.26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table:style-name="ce2" office:value-type="date" office:date-value="2013-06-10" calcext:value-type="date">
            <text:p>10/06/13</text:p>
          </table:table-cell>
          <table:table-cell office:value-type="float" office:value="3463.5" calcext:value-type="float">
            <text:p>3463.5</text:p>
          </table:table-cell>
          <table:table-cell office:value-type="float" office:value="3200" calcext:value-type="float">
            <text:p>3200</text:p>
          </table:table-cell>
          <table:table-cell office:value-type="float" office:value="280.33" calcext:value-type="float">
            <text:p>280.33</text:p>
          </table:table-cell>
          <table:table-cell office:value-type="float" office:value="630.47" calcext:value-type="float">
            <text:p>630.47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table:style-name="ce2" office:value-type="date" office:date-value="2013-06-17" calcext:value-type="date">
            <text:p>17/06/13</text:p>
          </table:table-cell>
          <table:table-cell office:value-type="float" office:value="3450" calcext:value-type="float">
            <text:p>3450</text:p>
          </table:table-cell>
          <table:table-cell office:value-type="float" office:value="3200" calcext:value-type="float">
            <text:p>3200</text:p>
          </table:table-cell>
          <table:table-cell office:value-type="float" office:value="257.24" calcext:value-type="float">
            <text:p>257.24</text:p>
          </table:table-cell>
          <table:table-cell office:value-type="float" office:value="549.48" calcext:value-type="float">
            <text:p>549.48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table:style-name="ce2" office:value-type="date" office:date-value="2013-06-24" calcext:value-type="date">
            <text:p>24/06/13</text:p>
          </table:table-cell>
          <table:table-cell office:value-type="float" office:value="3425" calcext:value-type="float">
            <text:p>3425</text:p>
          </table:table-cell>
          <table:table-cell office:value-type="float" office:value="3200" calcext:value-type="float">
            <text:p>3200</text:p>
          </table:table-cell>
          <table:table-cell office:value-type="float" office:value="286.38" calcext:value-type="float">
            <text:p>286.38</text:p>
          </table:table-cell>
          <table:table-cell office:value-type="float" office:value="444.14" calcext:value-type="float">
            <text:p>444.14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table:style-name="ce2" office:value-type="date" office:date-value="2013-07-01" calcext:value-type="date">
            <text:p>01/07/13</text:p>
          </table:table-cell>
          <table:table-cell office:value-type="float" office:value="3449.5" calcext:value-type="float">
            <text:p>3449.5</text:p>
          </table:table-cell>
          <table:table-cell office:value-type="float" office:value="3200" calcext:value-type="float">
            <text:p>3200</text:p>
          </table:table-cell>
          <table:table-cell office:value-type="float" office:value="301.94" calcext:value-type="float">
            <text:p>301.94</text:p>
          </table:table-cell>
          <table:table-cell office:value-type="float" office:value="319.13" calcext:value-type="float">
            <text:p>319.13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table:style-name="ce2" office:value-type="date" office:date-value="2013-07-08" calcext:value-type="date">
            <text:p>08/07/13</text:p>
          </table:table-cell>
          <table:table-cell office:value-type="float" office:value="3436.3" calcext:value-type="float">
            <text:p>3436.3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261.37" calcext:value-type="float">
            <text:p>261.37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table:style-name="ce2" office:value-type="date" office:date-value="2013-07-15" calcext:value-type="date">
            <text:p>15/07/13</text:p>
          </table:table-cell>
          <table:table-cell office:value-type="float" office:value="3450" calcext:value-type="float">
            <text:p>3450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float" office:value="226.71" calcext:value-type="float">
            <text:p>226.71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3-07-22" calcext:value-type="date">
            <text:p>22/07/13</text:p>
          </table:table-cell>
          <table:table-cell office:value-type="float" office:value="3424.4" calcext:value-type="float">
            <text:p>3424.4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188.73" calcext:value-type="float">
            <text:p>188.73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table:style-name="ce2" office:value-type="date" office:date-value="2013-07-29" calcext:value-type="date">
            <text:p>29/07/13</text:p>
          </table:table-cell>
          <table:table-cell office:value-type="float" office:value="3663.3" calcext:value-type="float">
            <text:p>3663.3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180.54" calcext:value-type="float">
            <text:p>180.54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table:style-name="ce2" office:value-type="date" office:date-value="2013-08-05" calcext:value-type="date">
            <text:p>05/08/13</text:p>
          </table:table-cell>
          <table:table-cell office:value-type="float" office:value="3515.8" calcext:value-type="float">
            <text:p>3515.8</text:p>
          </table:table-cell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table:style-name="ce2" office:value-type="date" office:date-value="2013-08-12" calcext:value-type="date">
            <text:p>12/08/13</text:p>
          </table:table-cell>
          <table:table-cell office:value-type="float" office:value="3501" calcext:value-type="float">
            <text:p>3501</text:p>
          </table:table-cell>
          <table:table-cell office:value-type="float" office:value="3300" calcext:value-type="float">
            <text:p>3300</text:p>
          </table:table-cell>
          <table:table-cell office:value-type="float" office:value="182.14" calcext:value-type="float">
            <text:p>182.14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3-08-19" calcext:value-type="date">
            <text:p>19/08/13</text:p>
          </table:table-cell>
          <table:table-cell office:value-type="float" office:value="3600" calcext:value-type="float">
            <text:p>3600</text:p>
          </table:table-cell>
          <table:table-cell office:value-type="float" office:value="3350" calcext:value-type="float">
            <text:p>3350</text:p>
          </table:table-cell>
          <table:table-cell office:value-type="float" office:value="169.68" calcext:value-type="float">
            <text:p>169.6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table:style-name="ce2" office:value-type="date" office:date-value="2013-08-26" calcext:value-type="date">
            <text:p>26/08/13</text:p>
          </table:table-cell>
          <table:table-cell office:value-type="float" office:value="3563.9" calcext:value-type="float">
            <text:p>3563.9</text:p>
          </table:table-cell>
          <table:table-cell office:value-type="float" office:value="3350" calcext:value-type="float">
            <text:p>3350</text:p>
          </table:table-cell>
          <table:table-cell office:value-type="float" office:value="171.83" calcext:value-type="float">
            <text:p>171.83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3-09-02" calcext:value-type="date">
            <text:p>02/09/13</text:p>
          </table:table-cell>
          <table:table-cell office:value-type="float" office:value="3550" calcext:value-type="float">
            <text:p>3550</text:p>
          </table:table-cell>
          <table:table-cell office:value-type="float" office:value="3450" calcext:value-type="float">
            <text:p>3450</text:p>
          </table:table-cell>
          <table:table-cell office:value-type="float" office:value="167.02" calcext:value-type="float">
            <text:p>167.0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3-09-09" calcext:value-type="date">
            <text:p>09/09/13</text:p>
          </table:table-cell>
          <table:table-cell office:value-type="float" office:value="3525" calcext:value-type="float">
            <text:p>3525</text:p>
          </table:table-cell>
          <table:table-cell office:value-type="float" office:value="3450" calcext:value-type="float">
            <text:p>3450</text:p>
          </table:table-cell>
          <table:table-cell office:value-type="float" office:value="161.21" calcext:value-type="float">
            <text:p>161.21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table:style-name="ce2" office:value-type="date" office:date-value="2013-09-16" calcext:value-type="date">
            <text:p>16/09/13</text:p>
          </table:table-cell>
          <table:table-cell office:value-type="float" office:value="3686.8" calcext:value-type="float">
            <text:p>3686.8</text:p>
          </table:table-cell>
          <table:table-cell office:value-type="float" office:value="3450" calcext:value-type="float">
            <text:p>3450</text:p>
          </table:table-cell>
          <table:table-cell office:value-type="float" office:value="166.28" calcext:value-type="float">
            <text:p>166.2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table:style-name="ce2" office:value-type="date" office:date-value="2013-09-23" calcext:value-type="date">
            <text:p>23/09/13</text:p>
          </table:table-cell>
          <table:table-cell office:value-type="float" office:value="3796.3" calcext:value-type="float">
            <text:p>3796.3</text:p>
          </table:table-cell>
          <table:table-cell office:value-type="float" office:value="3450" calcext:value-type="float">
            <text:p>3450</text:p>
          </table:table-cell>
          <table:table-cell office:value-type="float" office:value="161.8" calcext:value-type="float">
            <text:p>161.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table:style-name="ce2" office:value-type="date" office:date-value="2013-09-30" calcext:value-type="date">
            <text:p>30/09/13</text:p>
          </table:table-cell>
          <table:table-cell office:value-type="float" office:value="3717.8" calcext:value-type="float">
            <text:p>3717.8</text:p>
          </table:table-cell>
          <table:table-cell office:value-type="float" office:value="3450" calcext:value-type="float">
            <text:p>3450</text:p>
          </table:table-cell>
          <table:table-cell office:value-type="float" office:value="154.39" calcext:value-type="float">
            <text:p>154.39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3-10-07" calcext:value-type="date">
            <text:p>07/10/13</text:p>
          </table:table-cell>
          <table:table-cell office:value-type="float" office:value="3641.7" calcext:value-type="float">
            <text:p>3641.7</text:p>
          </table:table-cell>
          <table:table-cell office:value-type="float" office:value="3450" calcext:value-type="float">
            <text:p>3450</text:p>
          </table:table-cell>
          <table:table-cell office:value-type="float" office:value="137.98" calcext:value-type="float">
            <text:p>137.9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3-10-14" calcext:value-type="date">
            <text:p>14/10/13</text:p>
          </table:table-cell>
          <table:table-cell office:value-type="float" office:value="3640" calcext:value-type="float">
            <text:p>3640</text:p>
          </table:table-cell>
          <table:table-cell office:value-type="float" office:value="3450" calcext:value-type="float">
            <text:p>3450</text:p>
          </table:table-cell>
          <table:table-cell office:value-type="float" office:value="136.14" calcext:value-type="float">
            <text:p>136.14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table:style-name="ce2" office:value-type="date" office:date-value="2013-10-21" calcext:value-type="date">
            <text:p>21/10/13</text:p>
          </table:table-cell>
          <table:table-cell office:value-type="float" office:value="3572.8" calcext:value-type="float">
            <text:p>3572.8</text:p>
          </table:table-cell>
          <table:table-cell office:value-type="float" office:value="3450" calcext:value-type="float">
            <text:p>3450</text:p>
          </table:table-cell>
          <table:table-cell office:value-type="float" office:value="133.92" calcext:value-type="float">
            <text:p>133.9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table:style-name="ce2" office:value-type="date" office:date-value="2013-10-28" calcext:value-type="date">
            <text:p>28/10/13</text:p>
          </table:table-cell>
          <table:table-cell office:value-type="float" office:value="3682.2" calcext:value-type="float">
            <text:p>3682.2</text:p>
          </table:table-cell>
          <table:table-cell office:value-type="float" office:value="3450" calcext:value-type="float">
            <text:p>3450</text:p>
          </table:table-cell>
          <table:table-cell office:value-type="float" office:value="135.08" calcext:value-type="float">
            <text:p>135.0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table:style-name="ce2" office:value-type="date" office:date-value="2013-11-04" calcext:value-type="date">
            <text:p>04/11/13</text:p>
          </table:table-cell>
          <table:table-cell office:value-type="float" office:value="3644.2" calcext:value-type="float">
            <text:p>3644.2</text:p>
          </table:table-cell>
          <table:table-cell office:value-type="float" office:value="3450" calcext:value-type="float">
            <text:p>3450</text:p>
          </table:table-cell>
          <table:table-cell office:value-type="float" office:value="134.6" calcext:value-type="float">
            <text:p>134.6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11-11" calcext:value-type="date">
            <text:p>11/11/13</text:p>
          </table:table-cell>
          <table:table-cell office:value-type="float" office:value="3548" calcext:value-type="float">
            <text:p>3548</text:p>
          </table:table-cell>
          <table:table-cell office:value-type="float" office:value="3500" calcext:value-type="float">
            <text:p>3500</text:p>
          </table:table-cell>
          <table:table-cell office:value-type="float" office:value="141.73" calcext:value-type="float">
            <text:p>141.73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table:style-name="ce2" office:value-type="date" office:date-value="2013-11-18" calcext:value-type="date">
            <text:p>18/11/13</text:p>
          </table:table-cell>
          <table:table-cell office:value-type="float" office:value="3439.2" calcext:value-type="float">
            <text:p>3439.2</text:p>
          </table:table-cell>
          <table:table-cell office:value-type="float" office:value="3500" calcext:value-type="float">
            <text:p>3500</text:p>
          </table:table-cell>
          <table:table-cell office:value-type="float" office:value="144.87" calcext:value-type="float">
            <text:p>144.87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table:style-name="ce2" office:value-type="date" office:date-value="2013-11-25" calcext:value-type="date">
            <text:p>25/11/13</text:p>
          </table:table-cell>
          <table:table-cell office:value-type="float" office:value="3521.8" calcext:value-type="float">
            <text:p>3521.8</text:p>
          </table:table-cell>
          <table:table-cell office:value-type="float" office:value="3450" calcext:value-type="float">
            <text:p>3450</text:p>
          </table:table-cell>
          <table:table-cell office:value-type="float" office:value="144.35" calcext:value-type="float">
            <text:p>144.3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3-12-02" calcext:value-type="date">
            <text:p>02/12/13</text:p>
          </table:table-cell>
          <table:table-cell office:value-type="float" office:value="3513.4" calcext:value-type="float">
            <text:p>3513.4</text:p>
          </table:table-cell>
          <table:table-cell office:value-type="float" office:value="3450" calcext:value-type="float">
            <text:p>3450</text:p>
          </table:table-cell>
          <table:table-cell office:value-type="float" office:value="147.5" calcext:value-type="float">
            <text:p>147.5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13-12-09" calcext:value-type="date">
            <text:p>09/12/13</text:p>
          </table:table-cell>
          <table:table-cell office:value-type="float" office:value="3532" calcext:value-type="float">
            <text:p>3532</text:p>
          </table:table-cell>
          <table:table-cell office:value-type="float" office:value="3450" calcext:value-type="float">
            <text:p>3450</text:p>
          </table:table-cell>
          <table:table-cell office:value-type="float" office:value="148.99" calcext:value-type="float">
            <text:p>148.99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3-12-16" calcext:value-type="date">
            <text:p>16/12/13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150.52" calcext:value-type="float">
            <text:p>150.5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3-12-23" calcext:value-type="date">
            <text:p>23/12/13</text:p>
          </table:table-cell>
          <table:table-cell office:value-type="float" office:value="3774.7" calcext:value-type="float">
            <text:p>3774.7</text:p>
          </table:table-cell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table:style-name="ce2" office:value-type="date" office:date-value="2013-12-30" calcext:value-type="date">
            <text:p>30/12/13</text:p>
          </table:table-cell>
          <table:table-cell/>
          <table:table-cell office:value-type="float" office:value="3450" calcext:value-type="float">
            <text:p>3450</text:p>
          </table:table-cell>
          <table:table-cell table:number-columns-repeated="4"/>
        </table:table-row>
      </table:table>
      <table:table table:name="barchart" table:style-name="ta1">
        <table:shapes>
          <draw:frame draw:z-index="0" draw:style-name="gr1" draw:text-style-name="P1" svg:width="33.105cm" svg:height="21.362cm" svg:x="11.389cm" svg:y="0.1cm">
            <draw:object draw:notify-on-update-of-ranges="barchart.A1:barchart.A1 scatterplot.A2:scatterplot.A5 barchart.B1:barchart.B1 scatterplot.B2:scatterplot.B5 barchart.C1:barchart.C1 scatterplot.C2:scatterplot.C5 barchart.D1:barchart.D1 scatterplot.D2:scatterplot.D5 barchart.E1:barchart.E1 scatterplot.E2:scatterplot.E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Potatoes (maincrop)</text:p>
          </table:table-cell>
          <table:table-cell office:value-type="string" calcext:value-type="string">
            <text:p>Potatoes (early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AVERAGE([scatterplot.D118:.D169])" office:value-type="float" office:value="3289.44186046512" calcext:value-type="float">
            <text:p>3289.4418604651</text:p>
          </table:table-cell>
          <table:table-cell table:formula="of:=AVERAGE([scatterplot.E118:.E169])" office:value-type="float" office:value="3218.26923076923" calcext:value-type="float">
            <text:p>3218.2692307692</text:p>
          </table:table-cell>
          <table:table-cell table:formula="of:=AVERAGE([scatterplot.F118:.F169])" office:value-type="float" office:value="215.542" calcext:value-type="float">
            <text:p>215.542</text:p>
          </table:table-cell>
          <table:table-cell table:formula="of:=AVERAGE([scatterplot.G118:.G169])" office:value-type="float" office:value="350.07125" calcext:value-type="float">
            <text:p>350.0712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AVERAGE([scatterplot.D66:.D117])" office:value-type="float" office:value="2844.80425531915" calcext:value-type="float">
            <text:p>2844.8042553192</text:p>
          </table:table-cell>
          <table:table-cell table:formula="of:=AVERAGE([scatterplot.E66:.E117])" office:value-type="float" office:value="2997.95918367347" calcext:value-type="float">
            <text:p>2997.9591836735</text:p>
          </table:table-cell>
          <table:table-cell table:formula="of:=AVERAGE([scatterplot.F66:.F117])" office:value-type="float" office:value="142.186041666667" calcext:value-type="float">
            <text:p>142.1860416667</text:p>
          </table:table-cell>
          <table:table-cell table:formula="of:=AVERAGE([scatterplot.G66:.G117])" office:value-type="float" office:value="303.999230769231" calcext:value-type="float">
            <text:p>303.99923076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AVERAGE([scatterplot.D14:.D65])" office:value-type="float" office:value="2186.6152173913" calcext:value-type="float">
            <text:p>2186.6152173913</text:p>
          </table:table-cell>
          <table:table-cell table:formula="of:=AVERAGE([scatterplot.E14:.E65])" office:value-type="float" office:value="2281.25" calcext:value-type="float">
            <text:p>2281.25</text:p>
          </table:table-cell>
          <table:table-cell table:formula="of:=AVERAGE([scatterplot.F14:.F65])" office:value-type="float" office:value="141.678775510204" calcext:value-type="float">
            <text:p>141.6787755102</text:p>
          </table:table-cell>
          <table:table-cell table:formula="of:=AVERAGE([scatterplot.G14:.G65])" office:value-type="float" office:value="363.013076923077" calcext:value-type="float">
            <text:p>363.013076923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AVERAGE([scatterplot.D2:.D13])" office:value-type="float" office:value="1992.75833333333" calcext:value-type="float">
            <text:p>1992.7583333333</text:p>
          </table:table-cell>
          <table:table-cell table:formula="of:=AVERAGE([scatterplot.E2:.E13])" office:value-type="float" office:value="1958.33333333333" calcext:value-type="float">
            <text:p>1958.3333333333</text:p>
          </table:table-cell>
          <table:table-cell table:formula="of:=AVERAGE([scatterplot.F2:.F13])" office:value-type="float" office:value="160.367272727273" calcext:value-type="float">
            <text:p>160.36727272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11:03:41.445339757</dc:date>
    <dc:creator>Chas Nelson</dc:creator>
    <meta:editing-duration>PT17M8S</meta:editing-duration>
    <meta:editing-cycles>1</meta:editing-cycles>
    <meta:document-statistic meta:table-count="2" meta:cell-count="1031" meta:object-count="2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007cm" svg:height="22.818cm" xlink:href=".." xlink:type="simple" chart:class="chart:scatter" chart:style-name="ch1">
        <chart:title svg:x="16.642cm" svg:y="0.592cm" chart:style-name="ch2">
          <text:p>Commodity Price (£/tonnes)</text:p>
        </chart:title>
        <chart:legend chart:legend-position="end" svg:x="35.156cm" svg:y="10.363cm" style:legend-expansion="high" chart:style-name="ch3"/>
        <chart:plot-area chart:style-name="ch4" table:cell-range-address="scatterplot.C1:scatterplot.G169" chart:data-source-has-labels="row" svg:x="1.791cm" svg:y="1.827cm" svg:width="32.585cm" svg:height="19.554cm">
          <chartooo:coordinate-region svg:x="2.783cm" svg:y="2.026cm" svg:width="30.93cm" svg:height="18.708cm"/>
          <chart:axis chart:dimension="x" chart:name="primary-x" chart:style-name="ch5">
            <chart:title svg:x="17.682cm" svg:y="21.837cm" chart:style-name="ch6">
              <text:p>Date</text:p>
            </chart:title>
          </chart:axis>
          <chart:axis chart:dimension="y" chart:name="primary-y" chart:style-name="ch7">
            <chart:title svg:x="0.451cm" svg:y="12.032cm" chart:style-name="ch8">
              <text:p>Price</text:p>
            </chart:title>
            <chart:grid chart:style-name="ch9" chart:class="major"/>
          </chart:axis>
          <chart:series chart:style-name="ch10" chart:values-cell-range-address="scatterplot.D2:scatterplot.D169" chart:label-cell-address="scatterplot.D1:scatterplot.D1" chart:class="chart:scatter">
            <chart:domain table:cell-range-address="scatterplot.C2:scatterplot.C169"/>
            <chart:data-point chart:repeated="168"/>
          </chart:series>
          <chart:series chart:style-name="ch11" chart:values-cell-range-address="scatterplot.E2:scatterplot.E169" chart:label-cell-address="scatterplot.E1:scatterplot.E1" chart:class="chart:scatter">
            <chart:data-point chart:repeated="168"/>
          </chart:series>
          <chart:series chart:style-name="ch12" chart:values-cell-range-address="scatterplot.F2:scatterplot.F169" chart:label-cell-address="scatterplot.F1:scatterplot.F1" chart:class="chart:scatter">
            <chart:data-point chart:repeated="168"/>
          </chart:series>
          <chart:series chart:style-name="ch13" chart:values-cell-range-address="scatterplot.G2:scatterplot.G169" chart:label-cell-address="scatterplot.G1:scatterplot.G1" chart:class="chart:scatter">
            <chart:data-point chart:repeated="1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utter</text:p>
                <draw:g>
                  <svg:desc>scatterplot.D1:scatterplot.D1</svg:desc>
                </draw:g>
              </table:table-cell>
              <table:table-cell office:value-type="string">
                <text:p>Cheese</text:p>
                <draw:g>
                  <svg:desc>scatterplot.E1:scatterplot.E1</svg:desc>
                </draw:g>
              </table:table-cell>
              <table:table-cell office:value-type="string">
                <text:p>Potatoes (maincrop)</text:p>
                <draw:g>
                  <svg:desc>scatterplot.F1:scatterplot.F1</svg:desc>
                </draw:g>
              </table:table-cell>
              <table:table-cell office:value-type="string">
                <text:p>Potatoes (earlies)</text:p>
                <draw:g>
                  <svg:desc>scatterplot.G1:scatterplo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373">
                <text:p>42373</text:p>
                <draw:g>
                  <svg:desc>scatterplot.C2:scatterplot.C169</svg:desc>
                </draw:g>
              </table:table-cell>
              <table:table-cell office:value-type="float" office:value="1909">
                <text:p>1909</text:p>
                <draw:g>
                  <svg:desc>scatterplot.D2:scatterplot.D169</svg:desc>
                </draw:g>
              </table:table-cell>
              <table:table-cell office:value-type="float" office:value="2125">
                <text:p>2125</text:p>
                <draw:g>
                  <svg:desc>scatterplot.E2:scatterplot.E169</svg:desc>
                </draw:g>
              </table:table-cell>
              <table:table-cell office:value-type="float" office:value="NaN">
                <text:p>NaN</text:p>
                <draw:g>
                  <svg:desc>scatterplot.F2:scatterplot.F169</svg:desc>
                </draw:g>
              </table:table-cell>
              <table:table-cell office:value-type="float" office:value="NaN">
                <text:p>NaN</text:p>
                <draw:g>
                  <svg:desc>scatterplot.G2:scatterplot.G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80">
                <text:p>42380</text:p>
              </table:table-cell>
              <table:table-cell office:value-type="float" office:value="2027.9">
                <text:p>2027.9</text:p>
              </table:table-cell>
              <table:table-cell office:value-type="float" office:value="2125">
                <text:p>2125</text:p>
              </table:table-cell>
              <table:table-cell office:value-type="float" office:value="154.69">
                <text:p>154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387">
                <text:p>42387</text:p>
              </table:table-cell>
              <table:table-cell office:value-type="float" office:value="2102.3">
                <text:p>2102.3</text:p>
              </table:table-cell>
              <table:table-cell office:value-type="float" office:value="2025">
                <text:p>2025</text:p>
              </table:table-cell>
              <table:table-cell office:value-type="float" office:value="153.91">
                <text:p>153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394">
                <text:p>42394</text:p>
              </table:table-cell>
              <table:table-cell office:value-type="float" office:value="2123.7">
                <text:p>2123.7</text:p>
              </table:table-cell>
              <table:table-cell office:value-type="float" office:value="2025">
                <text:p>2025</text:p>
              </table:table-cell>
              <table:table-cell office:value-type="float" office:value="154.43">
                <text:p>15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401">
                <text:p>42401</text:p>
              </table:table-cell>
              <table:table-cell office:value-type="float" office:value="2050.7">
                <text:p>2050.7</text:p>
              </table:table-cell>
              <table:table-cell office:value-type="float" office:value="1975">
                <text:p>1975</text:p>
              </table:table-cell>
              <table:table-cell office:value-type="float" office:value="150.33">
                <text:p>150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08">
                <text:p>42408</text:p>
              </table:table-cell>
              <table:table-cell office:value-type="float" office:value="1675.7">
                <text:p>1675.7</text:p>
              </table:table-cell>
              <table:table-cell office:value-type="float" office:value="1975">
                <text:p>1975</text:p>
              </table:table-cell>
              <table:table-cell office:value-type="float" office:value="156.57">
                <text:p>156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15">
                <text:p>42415</text:p>
              </table:table-cell>
              <table:table-cell office:value-type="float" office:value="1992.9">
                <text:p>1992.9</text:p>
              </table:table-cell>
              <table:table-cell office:value-type="float" office:value="1925">
                <text:p>1925</text:p>
              </table:table-cell>
              <table:table-cell office:value-type="float" office:value="160.54">
                <text:p>16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422">
                <text:p>42422</text:p>
              </table:table-cell>
              <table:table-cell office:value-type="float" office:value="2016">
                <text:p>2016</text:p>
              </table:table-cell>
              <table:table-cell office:value-type="float" office:value="1925">
                <text:p>1925</text:p>
              </table:table-cell>
              <table:table-cell office:value-type="float" office:value="160.32">
                <text:p>16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429">
                <text:p>42429</text:p>
              </table:table-cell>
              <table:table-cell office:value-type="float" office:value="2089.3">
                <text:p>2089.3</text:p>
              </table:table-cell>
              <table:table-cell office:value-type="float" office:value="1875">
                <text:p>1875</text:p>
              </table:table-cell>
              <table:table-cell office:value-type="float" office:value="161.87">
                <text:p>16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36">
                <text:p>42436</text:p>
              </table:table-cell>
              <table:table-cell office:value-type="float" office:value="1995.7">
                <text:p>1995.7</text:p>
              </table:table-cell>
              <table:table-cell office:value-type="float" office:value="1875">
                <text:p>1875</text:p>
              </table:table-cell>
              <table:table-cell office:value-type="float" office:value="166.48">
                <text:p>166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443">
                <text:p>42443</text:p>
              </table:table-cell>
              <table:table-cell office:value-type="float" office:value="2017">
                <text:p>2017</text:p>
              </table:table-cell>
              <table:table-cell office:value-type="float" office:value="1825">
                <text:p>1825</text:p>
              </table:table-cell>
              <table:table-cell office:value-type="float" office:value="172.94">
                <text:p>17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50">
                <text:p>42450</text:p>
              </table:table-cell>
              <table:table-cell office:value-type="float" office:value="1912.9">
                <text:p>1912.9</text:p>
              </table:table-cell>
              <table:table-cell office:value-type="float" office:value="1825">
                <text:p>1825</text:p>
              </table:table-cell>
              <table:table-cell office:value-type="float" office:value="171.96">
                <text:p>171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009">
                <text:p>42009</text:p>
              </table:table-cell>
              <table:table-cell office:value-type="float" office:value="2210">
                <text:p>2210</text:p>
              </table:table-cell>
              <table:table-cell office:value-type="float" office:value="2450">
                <text:p>2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016">
                <text:p>42016</text:p>
              </table:table-cell>
              <table:table-cell office:value-type="float" office:value="2189.2">
                <text:p>2189.2</text:p>
              </table:table-cell>
              <table:table-cell office:value-type="float" office:value="2450">
                <text:p>2450</text:p>
              </table:table-cell>
              <table:table-cell office:value-type="float" office:value="115.21">
                <text:p>115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23">
                <text:p>42023</text:p>
              </table:table-cell>
              <table:table-cell office:value-type="float" office:value="2240.7">
                <text:p>2240.7</text:p>
              </table:table-cell>
              <table:table-cell office:value-type="float" office:value="2400">
                <text:p>2400</text:p>
              </table:table-cell>
              <table:table-cell office:value-type="float" office:value="115.74">
                <text:p>115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30">
                <text:p>42030</text:p>
              </table:table-cell>
              <table:table-cell office:value-type="float" office:value="2167.8">
                <text:p>2167.8</text:p>
              </table:table-cell>
              <table:table-cell office:value-type="float" office:value="2400">
                <text:p>2400</text:p>
              </table:table-cell>
              <table:table-cell office:value-type="float" office:value="114.76">
                <text:p>114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037">
                <text:p>42037</text:p>
              </table:table-cell>
              <table:table-cell office:value-type="float" office:value="2216.7">
                <text:p>2216.7</text:p>
              </table:table-cell>
              <table:table-cell office:value-type="float" office:value="2350">
                <text:p>2350</text:p>
              </table:table-cell>
              <table:table-cell office:value-type="float" office:value="111.08">
                <text:p>111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044">
                <text:p>42044</text:p>
              </table:table-cell>
              <table:table-cell office:value-type="float" office:value="2169.8">
                <text:p>2169.8</text:p>
              </table:table-cell>
              <table:table-cell office:value-type="float" office:value="2350">
                <text:p>2350</text:p>
              </table:table-cell>
              <table:table-cell office:value-type="float" office:value="121.47">
                <text:p>121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051">
                <text:p>42051</text:p>
              </table:table-cell>
              <table:table-cell office:value-type="float" office:value="2232.1">
                <text:p>2232.1</text:p>
              </table:table-cell>
              <table:table-cell office:value-type="float" office:value="2400">
                <text:p>2400</text:p>
              </table:table-cell>
              <table:table-cell office:value-type="float" office:value="120.04">
                <text:p>12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58">
                <text:p>42058</text:p>
              </table:table-cell>
              <table:table-cell office:value-type="float" office:value="2179.9">
                <text:p>2179.9</text:p>
              </table:table-cell>
              <table:table-cell office:value-type="float" office:value="2400">
                <text:p>2400</text:p>
              </table:table-cell>
              <table:table-cell office:value-type="float" office:value="125.2">
                <text:p>12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65">
                <text:p>42065</text:p>
              </table:table-cell>
              <table:table-cell office:value-type="float" office:value="2279.7">
                <text:p>2279.7</text:p>
              </table:table-cell>
              <table:table-cell office:value-type="float" office:value="2400">
                <text:p>2400</text:p>
              </table:table-cell>
              <table:table-cell office:value-type="float" office:value="115.18">
                <text:p>115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72">
                <text:p>42072</text:p>
              </table:table-cell>
              <table:table-cell office:value-type="float" office:value="2256.7">
                <text:p>2256.7</text:p>
              </table:table-cell>
              <table:table-cell office:value-type="float" office:value="2400">
                <text:p>2400</text:p>
              </table:table-cell>
              <table:table-cell office:value-type="float" office:value="121.81">
                <text:p>121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79">
                <text:p>42079</text:p>
              </table:table-cell>
              <table:table-cell office:value-type="float" office:value="2236.9">
                <text:p>2236.9</text:p>
              </table:table-cell>
              <table:table-cell office:value-type="float" office:value="2400">
                <text:p>2400</text:p>
              </table:table-cell>
              <table:table-cell office:value-type="float" office:value="124.34">
                <text:p>124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086">
                <text:p>42086</text:p>
              </table:table-cell>
              <table:table-cell office:value-type="float" office:value="2287.5">
                <text:p>2287.5</text:p>
              </table:table-cell>
              <table:table-cell office:value-type="float" office:value="2400">
                <text:p>2400</text:p>
              </table:table-cell>
              <table:table-cell office:value-type="float" office:value="125.7">
                <text:p>12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093">
                <text:p>42093</text:p>
              </table:table-cell>
              <table:table-cell office:value-type="float" office:value="2229.8">
                <text:p>2229.8</text:p>
              </table:table-cell>
              <table:table-cell office:value-type="float" office:value="2400">
                <text:p>2400</text:p>
              </table:table-cell>
              <table:table-cell office:value-type="float" office:value="122.29">
                <text:p>122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100">
                <text:p>42100</text:p>
              </table:table-cell>
              <table:table-cell office:value-type="float" office:value="2305.6">
                <text:p>2305.6</text:p>
              </table:table-cell>
              <table:table-cell office:value-type="float" office:value="2400">
                <text:p>2400</text:p>
              </table:table-cell>
              <table:table-cell office:value-type="float" office:value="129.76">
                <text:p>129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107">
                <text:p>42107</text:p>
              </table:table-cell>
              <table:table-cell office:value-type="float" office:value="2305.6">
                <text:p>2305.6</text:p>
              </table:table-cell>
              <table:table-cell office:value-type="float" office:value="2400">
                <text:p>2400</text:p>
              </table:table-cell>
              <table:table-cell office:value-type="float" office:value="127.82">
                <text:p>127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14">
                <text:p>42114</text:p>
              </table:table-cell>
              <table:table-cell office:value-type="float" office:value="2240">
                <text:p>2240</text:p>
              </table:table-cell>
              <table:table-cell office:value-type="float" office:value="2400">
                <text:p>2400</text:p>
              </table:table-cell>
              <table:table-cell office:value-type="float" office:value="127.71">
                <text:p>127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21">
                <text:p>42121</text:p>
              </table:table-cell>
              <table:table-cell office:value-type="float" office:value="2190.3">
                <text:p>2190.3</text:p>
              </table:table-cell>
              <table:table-cell office:value-type="float" office:value="2400">
                <text:p>2400</text:p>
              </table:table-cell>
              <table:table-cell office:value-type="float" office:value="131.05">
                <text:p>131.05</text:p>
              </table:table-cell>
              <table:table-cell office:value-type="float" office:value="929.17">
                <text:p>929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128">
                <text:p>42128</text:p>
              </table:table-cell>
              <table:table-cell office:value-type="float" office:value="2211.9">
                <text:p>2211.9</text:p>
              </table:table-cell>
              <table:table-cell office:value-type="float" office:value="2400">
                <text:p>2400</text:p>
              </table:table-cell>
              <table:table-cell office:value-type="float" office:value="135.51">
                <text:p>135.51</text:p>
              </table:table-cell>
              <table:table-cell office:value-type="float" office:value="539.05">
                <text:p>539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135">
                <text:p>42135</text:p>
              </table:table-cell>
              <table:table-cell office:value-type="float" office:value="2220.2">
                <text:p>2220.2</text:p>
              </table:table-cell>
              <table:table-cell office:value-type="float" office:value="2350">
                <text:p>2350</text:p>
              </table:table-cell>
              <table:table-cell office:value-type="float" office:value="137.49">
                <text:p>137.49</text:p>
              </table:table-cell>
              <table:table-cell office:value-type="float" office:value="400.6">
                <text:p>40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142">
                <text:p>42142</text:p>
              </table:table-cell>
              <table:table-cell office:value-type="float" office:value="2190.8">
                <text:p>2190.8</text:p>
              </table:table-cell>
              <table:table-cell office:value-type="float" office:value="2350">
                <text:p>2350</text:p>
              </table:table-cell>
              <table:table-cell office:value-type="float" office:value="134.64">
                <text:p>134.64</text:p>
              </table:table-cell>
              <table:table-cell office:value-type="float" office:value="382.94">
                <text:p>382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149">
                <text:p>42149</text:p>
              </table:table-cell>
              <table:table-cell office:value-type="float" office:value="2386.7">
                <text:p>2386.7</text:p>
              </table:table-cell>
              <table:table-cell office:value-type="float" office:value="2350">
                <text:p>2350</text:p>
              </table:table-cell>
              <table:table-cell office:value-type="float" office:value="132.73">
                <text:p>132.73</text:p>
              </table:table-cell>
              <table:table-cell office:value-type="float" office:value="383.45">
                <text:p>383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156">
                <text:p>42156</text:p>
              </table:table-cell>
              <table:table-cell office:value-type="float" office:value="2186.5">
                <text:p>2186.5</text:p>
              </table:table-cell>
              <table:table-cell office:value-type="float" office:value="2350">
                <text:p>2350</text:p>
              </table:table-cell>
              <table:table-cell office:value-type="float" office:value="146.96">
                <text:p>146.9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163">
                <text:p>42163</text:p>
              </table:table-cell>
              <table:table-cell office:value-type="float" office:value="2187.2">
                <text:p>2187.2</text:p>
              </table:table-cell>
              <table:table-cell office:value-type="float" office:value="2300">
                <text:p>2300</text:p>
              </table:table-cell>
              <table:table-cell office:value-type="float" office:value="148.26">
                <text:p>148.26</text:p>
              </table:table-cell>
              <table:table-cell office:value-type="float" office:value="270.88">
                <text:p>270.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170">
                <text:p>42170</text:p>
              </table:table-cell>
              <table:table-cell office:value-type="float" office:value="2396.4">
                <text:p>2396.4</text:p>
              </table:table-cell>
              <table:table-cell office:value-type="float" office:value="2300">
                <text:p>2300</text:p>
              </table:table-cell>
              <table:table-cell office:value-type="float" office:value="150.94">
                <text:p>150.94</text:p>
              </table:table-cell>
              <table:table-cell office:value-type="float" office:value="264.82">
                <text:p>264.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177">
                <text:p>42177</text:p>
              </table:table-cell>
              <table:table-cell office:value-type="float" office:value="2182.3">
                <text:p>2182.3</text:p>
              </table:table-cell>
              <table:table-cell office:value-type="float" office:value="2300">
                <text:p>2300</text:p>
              </table:table-cell>
              <table:table-cell office:value-type="float" office:value="153.66">
                <text:p>153.66</text:p>
              </table:table-cell>
              <table:table-cell office:value-type="float" office:value="278.51">
                <text:p>278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84">
                <text:p>42184</text:p>
              </table:table-cell>
              <table:table-cell office:value-type="float" office:value="2175.3">
                <text:p>2175.3</text:p>
              </table:table-cell>
              <table:table-cell office:value-type="float" office:value="2300">
                <text:p>2300</text:p>
              </table:table-cell>
              <table:table-cell office:value-type="float" office:value="164.29">
                <text:p>164.29</text:p>
              </table:table-cell>
              <table:table-cell office:value-type="float" office:value="230.25">
                <text:p>230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191">
                <text:p>42191</text:p>
              </table:table-cell>
              <table:table-cell office:value-type="float" office:value="2195.2">
                <text:p>2195.2</text:p>
              </table:table-cell>
              <table:table-cell office:value-type="float" office:value="2300">
                <text:p>2300</text:p>
              </table:table-cell>
              <table:table-cell office:value-type="float" office:value="162.6">
                <text:p>162.6</text:p>
              </table:table-cell>
              <table:table-cell office:value-type="float" office:value="246.31">
                <text:p>246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198">
                <text:p>42198</text:p>
              </table:table-cell>
              <table:table-cell office:value-type="float" office:value="2305.2">
                <text:p>2305.2</text:p>
              </table:table-cell>
              <table:table-cell office:value-type="float" office:value="2300">
                <text:p>2300</text:p>
              </table:table-cell>
              <table:table-cell office:value-type="float" office:value="173.74">
                <text:p>173.74</text:p>
              </table:table-cell>
              <table:table-cell office:value-type="float" office:value="214.37">
                <text:p>214.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205">
                <text:p>42205</text:p>
              </table:table-cell>
              <table:table-cell office:value-type="float" office:value="2155.1">
                <text:p>2155.1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229.82">
                <text:p>229.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212">
                <text:p>42212</text:p>
              </table:table-cell>
              <table:table-cell office:value-type="float" office:value="2181.7">
                <text:p>2181.7</text:p>
              </table:table-cell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219">
                <text:p>42219</text:p>
              </table:table-cell>
              <table:table-cell office:value-type="float" office:value="2173.9">
                <text:p>2173.9</text:p>
              </table:table-cell>
              <table:table-cell office:value-type="float" office:value="NaN">
                <text:p>NaN</text:p>
              </table:table-cell>
              <table:table-cell office:value-type="float" office:value="185.14">
                <text:p>185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226">
                <text:p>42226</text:p>
              </table:table-cell>
              <table:table-cell office:value-type="float" office:value="2100.7">
                <text:p>2100.7</text:p>
              </table:table-cell>
              <table:table-cell office:value-type="float" office:value="NaN">
                <text:p>NaN</text:p>
              </table:table-cell>
              <table:table-cell office:value-type="float" office:value="187.02">
                <text:p>187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233">
                <text:p>42233</text:p>
              </table:table-cell>
              <table:table-cell office:value-type="float" office:value="2016.9">
                <text:p>2016.9</text:p>
              </table:table-cell>
              <table:table-cell office:value-type="float" office:value="2250">
                <text:p>2250</text:p>
              </table:table-cell>
              <table:table-cell office:value-type="float" office:value="174.56">
                <text:p>174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240">
                <text:p>42240</text:p>
              </table:table-cell>
              <table:table-cell office:value-type="float" office:value="NaN">
                <text:p>NaN</text:p>
              </table:table-cell>
              <table:table-cell office:value-type="float" office:value="2250">
                <text:p>2250</text:p>
              </table:table-cell>
              <table:table-cell office:value-type="float" office:value="164.43">
                <text:p>16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247">
                <text:p>42247</text:p>
              </table:table-cell>
              <table:table-cell office:value-type="float" office:value="NaN">
                <text:p>NaN</text:p>
              </table:table-cell>
              <table:table-cell office:value-type="float" office:value="2150">
                <text:p>2150</text:p>
              </table:table-cell>
              <table:table-cell office:value-type="float" office:value="166.27">
                <text:p>166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54">
                <text:p>42254</text:p>
              </table:table-cell>
              <table:table-cell office:value-type="float" office:value="2670">
                <text:p>2670</text:p>
              </table:table-cell>
              <table:table-cell office:value-type="float" office:value="2150">
                <text:p>2150</text:p>
              </table:table-cell>
              <table:table-cell office:value-type="float" office:value="152.4">
                <text:p>15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261">
                <text:p>42261</text:p>
              </table:table-cell>
              <table:table-cell office:value-type="float" office:value="2238.8">
                <text:p>2238.8</text:p>
              </table:table-cell>
              <table:table-cell office:value-type="float" office:value="2200">
                <text:p>2200</text:p>
              </table:table-cell>
              <table:table-cell office:value-type="float" office:value="162.32">
                <text:p>162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268">
                <text:p>42268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151.51">
                <text:p>15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275">
                <text:p>42275</text:p>
              </table:table-cell>
              <table:table-cell office:value-type="float" office:value="1947">
                <text:p>1947</text:p>
              </table:table-cell>
              <table:table-cell office:value-type="float" office:value="2100">
                <text:p>2100</text:p>
              </table:table-cell>
              <table:table-cell office:value-type="float" office:value="150.62">
                <text:p>150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282">
                <text:p>42282</text:p>
              </table:table-cell>
              <table:table-cell office:value-type="float" office:value="2039.2">
                <text:p>2039.2</text:p>
              </table:table-cell>
              <table:table-cell office:value-type="float" office:value="2100">
                <text:p>2100</text:p>
              </table:table-cell>
              <table:table-cell office:value-type="float" office:value="144.75">
                <text:p>144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289">
                <text:p>42289</text:p>
              </table:table-cell>
              <table:table-cell office:value-type="float" office:value="1943.7">
                <text:p>1943.7</text:p>
              </table:table-cell>
              <table:table-cell office:value-type="float" office:value="2100">
                <text:p>2100</text:p>
              </table:table-cell>
              <table:table-cell office:value-type="float" office:value="141.2">
                <text:p>14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296">
                <text:p>42296</text:p>
              </table:table-cell>
              <table:table-cell office:value-type="float" office:value="2148.3">
                <text:p>2148.3</text:p>
              </table:table-cell>
              <table:table-cell office:value-type="float" office:value="2100">
                <text:p>2100</text:p>
              </table:table-cell>
              <table:table-cell office:value-type="float" office:value="139.18">
                <text:p>139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303">
                <text:p>42303</text:p>
              </table:table-cell>
              <table:table-cell office:value-type="float" office:value="1986.7">
                <text:p>1986.7</text:p>
              </table:table-cell>
              <table:table-cell office:value-type="float" office:value="2125">
                <text:p>2125</text:p>
              </table:table-cell>
              <table:table-cell office:value-type="float" office:value="140.21">
                <text:p>140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310">
                <text:p>42310</text:p>
              </table:table-cell>
              <table:table-cell office:value-type="float" office:value="2294.5">
                <text:p>2294.5</text:p>
              </table:table-cell>
              <table:table-cell office:value-type="float" office:value="2125">
                <text:p>2125</text:p>
              </table:table-cell>
              <table:table-cell office:value-type="float" office:value="136.73">
                <text:p>136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317">
                <text:p>42317</text:p>
              </table:table-cell>
              <table:table-cell office:value-type="float" office:value="2079.1">
                <text:p>2079.1</text:p>
              </table:table-cell>
              <table:table-cell office:value-type="float" office:value="2125">
                <text:p>2125</text:p>
              </table:table-cell>
              <table:table-cell office:value-type="float" office:value="139.87">
                <text:p>139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324">
                <text:p>42324</text:p>
              </table:table-cell>
              <table:table-cell office:value-type="float" office:value="1986.4">
                <text:p>1986.4</text:p>
              </table:table-cell>
              <table:table-cell office:value-type="float" office:value="2125">
                <text:p>2125</text:p>
              </table:table-cell>
              <table:table-cell office:value-type="float" office:value="141.97">
                <text:p>141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331">
                <text:p>42331</text:p>
              </table:table-cell>
              <table:table-cell office:value-type="float" office:value="2039.2">
                <text:p>2039.2</text:p>
              </table:table-cell>
              <table:table-cell office:value-type="float" office:value="2125">
                <text:p>2125</text:p>
              </table:table-cell>
              <table:table-cell office:value-type="float" office:value="137.86">
                <text:p>137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338">
                <text:p>42338</text:p>
              </table:table-cell>
              <table:table-cell office:value-type="float" office:value="2015.1">
                <text:p>2015.1</text:p>
              </table:table-cell>
              <table:table-cell office:value-type="float" office:value="2125">
                <text:p>2125</text:p>
              </table:table-cell>
              <table:table-cell office:value-type="float" office:value="144.46">
                <text:p>144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345">
                <text:p>42345</text:p>
              </table:table-cell>
              <table:table-cell office:value-type="float" office:value="1992">
                <text:p>1992</text:p>
              </table:table-cell>
              <table:table-cell office:value-type="float" office:value="2125">
                <text:p>2125</text:p>
              </table:table-cell>
              <table:table-cell office:value-type="float" office:value="149.57">
                <text:p>149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352">
                <text:p>42352</text:p>
              </table:table-cell>
              <table:table-cell office:value-type="float" office:value="NaN">
                <text:p>NaN</text:p>
              </table:table-cell>
              <table:table-cell office:value-type="float" office:value="2125">
                <text:p>2125</text:p>
              </table:table-cell>
              <table:table-cell office:value-type="float" office:value="149.15">
                <text:p>149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359">
                <text:p>4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53">
                <text:p>146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366">
                <text:p>42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53">
                <text:p>146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645">
                <text:p>41645</text:p>
              </table:table-cell>
              <table:table-cell office:value-type="float" office:value="3450">
                <text:p>3450</text:p>
              </table:table-cell>
              <table:table-cell office:value-type="float" office:value="3400">
                <text:p>3400</text:p>
              </table:table-cell>
              <table:table-cell office:value-type="float" office:value="160.54">
                <text:p>16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652">
                <text:p>41652</text:p>
              </table:table-cell>
              <table:table-cell office:value-type="float" office:value="3330">
                <text:p>3330</text:p>
              </table:table-cell>
              <table:table-cell office:value-type="float" office:value="3400">
                <text:p>340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659">
                <text:p>41659</text:p>
              </table:table-cell>
              <table:table-cell office:value-type="float" office:value="3286.1">
                <text:p>3286.1</text:p>
              </table:table-cell>
              <table:table-cell office:value-type="float" office:value="3400">
                <text:p>3400</text:p>
              </table:table-cell>
              <table:table-cell office:value-type="float" office:value="153.98">
                <text:p>153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666">
                <text:p>41666</text:p>
              </table:table-cell>
              <table:table-cell office:value-type="float" office:value="3150">
                <text:p>3150</text:p>
              </table:table-cell>
              <table:table-cell office:value-type="float" office:value="3400">
                <text:p>3400</text:p>
              </table:table-cell>
              <table:table-cell office:value-type="float" office:value="152.71">
                <text:p>152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673">
                <text:p>41673</text:p>
              </table:table-cell>
              <table:table-cell office:value-type="float" office:value="3505.7">
                <text:p>3505.7</text:p>
              </table:table-cell>
              <table:table-cell office:value-type="float" office:value="3400">
                <text:p>3400</text:p>
              </table:table-cell>
              <table:table-cell office:value-type="float" office:value="152.15">
                <text:p>152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680">
                <text:p>41680</text:p>
              </table:table-cell>
              <table:table-cell office:value-type="float" office:value="3187.2">
                <text:p>3187.2</text:p>
              </table:table-cell>
              <table:table-cell office:value-type="float" office:value="3350">
                <text:p>3350</text:p>
              </table:table-cell>
              <table:table-cell office:value-type="float" office:value="151.61">
                <text:p>151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687">
                <text:p>41687</text:p>
              </table:table-cell>
              <table:table-cell office:value-type="float" office:value="3338.1">
                <text:p>3338.1</text:p>
              </table:table-cell>
              <table:table-cell office:value-type="float" office:value="3350">
                <text:p>3350</text:p>
              </table:table-cell>
              <table:table-cell office:value-type="float" office:value="153.05">
                <text:p>153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694">
                <text:p>41694</text:p>
              </table:table-cell>
              <table:table-cell office:value-type="float" office:value="2971.7">
                <text:p>2971.7</text:p>
              </table:table-cell>
              <table:table-cell office:value-type="float" office:value="3300">
                <text:p>3300</text:p>
              </table:table-cell>
              <table:table-cell office:value-type="float" office:value="148.2">
                <text:p>14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701">
                <text:p>41701</text:p>
              </table:table-cell>
              <table:table-cell office:value-type="float" office:value="2960.9">
                <text:p>2960.9</text:p>
              </table:table-cell>
              <table:table-cell office:value-type="float" office:value="3300">
                <text:p>3300</text:p>
              </table:table-cell>
              <table:table-cell office:value-type="float" office:value="152.24">
                <text:p>152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708">
                <text:p>41708</text:p>
              </table:table-cell>
              <table:table-cell office:value-type="float" office:value="2969.4">
                <text:p>2969.4</text:p>
              </table:table-cell>
              <table:table-cell office:value-type="float" office:value="3300">
                <text:p>3300</text:p>
              </table:table-cell>
              <table:table-cell office:value-type="float" office:value="153.53">
                <text:p>15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715">
                <text:p>41715</text:p>
              </table:table-cell>
              <table:table-cell office:value-type="float" office:value="2970.9">
                <text:p>2970.9</text:p>
              </table:table-cell>
              <table:table-cell office:value-type="float" office:value="3200">
                <text:p>3200</text:p>
              </table:table-cell>
              <table:table-cell office:value-type="float" office:value="154.02">
                <text:p>15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722">
                <text:p>41722</text:p>
              </table:table-cell>
              <table:table-cell office:value-type="float" office:value="2899.5">
                <text:p>2899.5</text:p>
              </table:table-cell>
              <table:table-cell office:value-type="float" office:value="3200">
                <text:p>3200</text:p>
              </table:table-cell>
              <table:table-cell office:value-type="float" office:value="153.62">
                <text:p>15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729">
                <text:p>41729</text:p>
              </table:table-cell>
              <table:table-cell office:value-type="float" office:value="2895.4">
                <text:p>2895.4</text:p>
              </table:table-cell>
              <table:table-cell office:value-type="float" office:value="3150">
                <text:p>3150</text:p>
              </table:table-cell>
              <table:table-cell office:value-type="float" office:value="154.88">
                <text:p>154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736">
                <text:p>41736</text:p>
              </table:table-cell>
              <table:table-cell office:value-type="float" office:value="2827.3">
                <text:p>2827.3</text:p>
              </table:table-cell>
              <table:table-cell office:value-type="float" office:value="3150">
                <text:p>3150</text:p>
              </table:table-cell>
              <table:table-cell office:value-type="float" office:value="159.87">
                <text:p>159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743">
                <text:p>41743</text:p>
              </table:table-cell>
              <table:table-cell office:value-type="float" office:value="2862.1">
                <text:p>2862.1</text:p>
              </table:table-cell>
              <table:table-cell office:value-type="float" office:value="3100">
                <text:p>3100</text:p>
              </table:table-cell>
              <table:table-cell office:value-type="float" office:value="158.3">
                <text:p>15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750">
                <text:p>41750</text:p>
              </table:table-cell>
              <table:table-cell office:value-type="float" office:value="2868.1">
                <text:p>2868.1</text:p>
              </table:table-cell>
              <table:table-cell office:value-type="float" office:value="3100">
                <text:p>3100</text:p>
              </table:table-cell>
              <table:table-cell office:value-type="float" office:value="154.17">
                <text:p>154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757">
                <text:p>41757</text:p>
              </table:table-cell>
              <table:table-cell office:value-type="float" office:value="3259.3">
                <text:p>3259.3</text:p>
              </table:table-cell>
              <table:table-cell office:value-type="float" office:value="3100">
                <text:p>3100</text:p>
              </table:table-cell>
              <table:table-cell office:value-type="float" office:value="156.05">
                <text:p>156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764">
                <text:p>41764</text:p>
              </table:table-cell>
              <table:table-cell office:value-type="float" office:value="2844.1">
                <text:p>2844.1</text:p>
              </table:table-cell>
              <table:table-cell office:value-type="float" office:value="3000">
                <text:p>3000</text:p>
              </table:table-cell>
              <table:table-cell office:value-type="float" office:value="156.47">
                <text:p>156.47</text:p>
              </table:table-cell>
              <table:table-cell office:value-type="float" office:value="921.74">
                <text:p>921.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771">
                <text:p>41771</text:p>
              </table:table-cell>
              <table:table-cell office:value-type="float" office:value="2837.2">
                <text:p>2837.2</text:p>
              </table:table-cell>
              <table:table-cell office:value-type="float" office:value="3000">
                <text:p>3000</text:p>
              </table:table-cell>
              <table:table-cell office:value-type="float" office:value="158.31">
                <text:p>158.31</text:p>
              </table:table-cell>
              <table:table-cell office:value-type="float" office:value="612.3">
                <text:p>612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778">
                <text:p>41778</text:p>
              </table:table-cell>
              <table:table-cell office:value-type="float" office:value="2791.4">
                <text:p>2791.4</text:p>
              </table:table-cell>
              <table:table-cell office:value-type="float" office:value="3000">
                <text:p>3000</text:p>
              </table:table-cell>
              <table:table-cell office:value-type="float" office:value="160.35">
                <text:p>160.35</text:p>
              </table:table-cell>
              <table:table-cell office:value-type="float" office:value="459.58">
                <text:p>459.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785">
                <text:p>41785</text:p>
              </table:table-cell>
              <table:table-cell office:value-type="float" office:value="2855">
                <text:p>2855</text:p>
              </table:table-cell>
              <table:table-cell office:value-type="float" office:value="3000">
                <text:p>3000</text:p>
              </table:table-cell>
              <table:table-cell office:value-type="float" office:value="159.68">
                <text:p>159.68</text:p>
              </table:table-cell>
              <table:table-cell office:value-type="float" office:value="387.64">
                <text:p>387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792">
                <text:p>41792</text:p>
              </table:table-cell>
              <table:table-cell office:value-type="float" office:value="3264.9">
                <text:p>3264.9</text:p>
              </table:table-cell>
              <table:table-cell office:value-type="float" office:value="3000">
                <text:p>3000</text:p>
              </table:table-cell>
              <table:table-cell office:value-type="float" office:value="160.94">
                <text:p>160.94</text:p>
              </table:table-cell>
              <table:table-cell office:value-type="float" office:value="299.46">
                <text:p>299.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799">
                <text:p>41799</text:p>
              </table:table-cell>
              <table:table-cell office:value-type="float" office:value="2817.3">
                <text:p>2817.3</text:p>
              </table:table-cell>
              <table:table-cell office:value-type="float" office:value="3000">
                <text:p>3000</text:p>
              </table:table-cell>
              <table:table-cell office:value-type="float" office:value="160.2">
                <text:p>160.2</text:p>
              </table:table-cell>
              <table:table-cell office:value-type="float" office:value="227.69">
                <text:p>227.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806">
                <text:p>41806</text:p>
              </table:table-cell>
              <table:table-cell office:value-type="float" office:value="2749">
                <text:p>2749</text:p>
              </table:table-cell>
              <table:table-cell office:value-type="float" office:value="3000">
                <text:p>3000</text:p>
              </table:table-cell>
              <table:table-cell office:value-type="float" office:value="157">
                <text:p>157</text:p>
              </table:table-cell>
              <table:table-cell office:value-type="float" office:value="187.76">
                <text:p>187.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813">
                <text:p>41813</text:p>
              </table:table-cell>
              <table:table-cell office:value-type="float" office:value="2751.9">
                <text:p>2751.9</text:p>
              </table:table-cell>
              <table:table-cell office:value-type="float" office:value="3000">
                <text:p>3000</text:p>
              </table:table-cell>
              <table:table-cell office:value-type="float" office:value="155.69">
                <text:p>155.69</text:p>
              </table:table-cell>
              <table:table-cell office:value-type="float" office:value="161.62">
                <text:p>161.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820">
                <text:p>41820</text:p>
              </table:table-cell>
              <table:table-cell office:value-type="float" office:value="2620.1">
                <text:p>2620.1</text:p>
              </table:table-cell>
              <table:table-cell office:value-type="float" office:value="3000">
                <text:p>3000</text:p>
              </table:table-cell>
              <table:table-cell office:value-type="float" office:value="146.05">
                <text:p>146.05</text:p>
              </table:table-cell>
              <table:table-cell office:value-type="float" office:value="161.96">
                <text:p>161.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827">
                <text:p>41827</text:p>
              </table:table-cell>
              <table:table-cell office:value-type="float" office:value="2855">
                <text:p>2855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143.89">
                <text:p>143.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834">
                <text:p>41834</text:p>
              </table:table-cell>
              <table:table-cell office:value-type="float" office:value="2950">
                <text:p>295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115.94">
                <text:p>115.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841">
                <text:p>41841</text:p>
              </table:table-cell>
              <table:table-cell office:value-type="float" office:value="2650">
                <text:p>265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139.61">
                <text:p>139.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848">
                <text:p>41848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161.35">
                <text:p>161.35</text:p>
              </table:table-cell>
              <table:table-cell office:value-type="float" office:value="132.8">
                <text:p>132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855">
                <text:p>41855</text:p>
              </table:table-cell>
              <table:table-cell office:value-type="float" office:value="2800">
                <text:p>2800</text:p>
              </table:table-cell>
              <table:table-cell office:value-type="float" office:value="3000">
                <text:p>3000</text:p>
              </table:table-cell>
              <table:table-cell office:value-type="float" office:value="155.18">
                <text:p>155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862">
                <text:p>41862</text:p>
              </table:table-cell>
              <table:table-cell office:value-type="float" office:value="2757.8">
                <text:p>2757.8</text:p>
              </table:table-cell>
              <table:table-cell office:value-type="float" office:value="3000">
                <text:p>3000</text:p>
              </table:table-cell>
              <table:table-cell office:value-type="float" office:value="143.56">
                <text:p>14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69">
                <text:p>41869</text:p>
              </table:table-cell>
              <table:table-cell office:value-type="float" office:value="2800">
                <text:p>2800</text:p>
              </table:table-cell>
              <table:table-cell office:value-type="float" office:value="3000">
                <text:p>3000</text:p>
              </table:table-cell>
              <table:table-cell office:value-type="float" office:value="145.53">
                <text:p>145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876">
                <text:p>41876</text:p>
              </table:table-cell>
              <table:table-cell office:value-type="float" office:value="2788.9">
                <text:p>2788.9</text:p>
              </table:table-cell>
              <table:table-cell office:value-type="float" office:value="3000">
                <text:p>3000</text:p>
              </table:table-cell>
              <table:table-cell office:value-type="float" office:value="148.44">
                <text:p>148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883">
                <text:p>41883</text:p>
              </table:table-cell>
              <table:table-cell office:value-type="float" office:value="2788">
                <text:p>2788</text:p>
              </table:table-cell>
              <table:table-cell office:value-type="float" office:value="3000">
                <text:p>3000</text:p>
              </table:table-cell>
              <table:table-cell office:value-type="float" office:value="139.97">
                <text:p>139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890">
                <text:p>41890</text:p>
              </table:table-cell>
              <table:table-cell office:value-type="float" office:value="2813.6">
                <text:p>2813.6</text:p>
              </table:table-cell>
              <table:table-cell office:value-type="float" office:value="2950">
                <text:p>2950</text:p>
              </table:table-cell>
              <table:table-cell office:value-type="float" office:value="137.94">
                <text:p>137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897">
                <text:p>41897</text:p>
              </table:table-cell>
              <table:table-cell office:value-type="float" office:value="2670.6">
                <text:p>2670.6</text:p>
              </table:table-cell>
              <table:table-cell office:value-type="float" office:value="2950">
                <text:p>2950</text:p>
              </table:table-cell>
              <table:table-cell office:value-type="float" office:value="131.91">
                <text:p>131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904">
                <text:p>41904</text:p>
              </table:table-cell>
              <table:table-cell office:value-type="float" office:value="2800">
                <text:p>2800</text:p>
              </table:table-cell>
              <table:table-cell office:value-type="float" office:value="2850">
                <text:p>2850</text:p>
              </table:table-cell>
              <table:table-cell office:value-type="float" office:value="130.15">
                <text:p>13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911">
                <text:p>41911</text:p>
              </table:table-cell>
              <table:table-cell office:value-type="float" office:value="2910.2">
                <text:p>2910.2</text:p>
              </table:table-cell>
              <table:table-cell office:value-type="float" office:value="2850">
                <text:p>2850</text:p>
              </table:table-cell>
              <table:table-cell office:value-type="float" office:value="118.54">
                <text:p>118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918">
                <text:p>41918</text:p>
              </table:table-cell>
              <table:table-cell office:value-type="float" office:value="2910.2">
                <text:p>2910.2</text:p>
              </table:table-cell>
              <table:table-cell office:value-type="float" office:value="2750">
                <text:p>2750</text:p>
              </table:table-cell>
              <table:table-cell office:value-type="float" office:value="119.07">
                <text:p>119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925">
                <text:p>41925</text:p>
              </table:table-cell>
              <table:table-cell office:value-type="float" office:value="2280.6">
                <text:p>2280.6</text:p>
              </table:table-cell>
              <table:table-cell office:value-type="float" office:value="2750">
                <text:p>2750</text:p>
              </table:table-cell>
              <table:table-cell office:value-type="float" office:value="119.23">
                <text:p>11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932">
                <text:p>41932</text:p>
              </table:table-cell>
              <table:table-cell office:value-type="float" office:value="2280.6">
                <text:p>2280.6</text:p>
              </table:table-cell>
              <table:table-cell office:value-type="float" office:value="2650">
                <text:p>2650</text:p>
              </table:table-cell>
              <table:table-cell office:value-type="float" office:value="116.25">
                <text:p>116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939">
                <text:p>41939</text:p>
              </table:table-cell>
              <table:table-cell office:value-type="float" office:value="2293.3">
                <text:p>2293.3</text:p>
              </table:table-cell>
              <table:table-cell office:value-type="float" office:value="2650">
                <text:p>2650</text:p>
              </table:table-cell>
              <table:table-cell office:value-type="float" office:value="113.49">
                <text:p>11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946">
                <text:p>41946</text:p>
              </table:table-cell>
              <table:table-cell office:value-type="float" office:value="2299.1">
                <text:p>2299.1</text:p>
              </table:table-cell>
              <table:table-cell office:value-type="float" office:value="2550">
                <text:p>2550</text:p>
              </table:table-cell>
              <table:table-cell office:value-type="float" office:value="109.53">
                <text:p>109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953">
                <text:p>41953</text:p>
              </table:table-cell>
              <table:table-cell office:value-type="float" office:value="2287">
                <text:p>2287</text:p>
              </table:table-cell>
              <table:table-cell office:value-type="float" office:value="2550">
                <text:p>2550</text:p>
              </table:table-cell>
              <table:table-cell office:value-type="float" office:value="112.9">
                <text:p>11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2450">
                <text:p>2450</text:p>
              </table:table-cell>
              <table:table-cell office:value-type="float" office:value="113.72">
                <text:p>113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967">
                <text:p>41967</text:p>
              </table:table-cell>
              <table:table-cell office:value-type="float" office:value="2358.3">
                <text:p>2358.3</text:p>
              </table:table-cell>
              <table:table-cell office:value-type="float" office:value="2450">
                <text:p>2450</text:p>
              </table:table-cell>
              <table:table-cell office:value-type="float" office:value="114.5">
                <text:p>1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974">
                <text:p>41974</text:p>
              </table:table-cell>
              <table:table-cell office:value-type="float" office:value="2250">
                <text:p>2250</text:p>
              </table:table-cell>
              <table:table-cell office:value-type="float" office:value="2450">
                <text:p>2450</text:p>
              </table:table-cell>
              <table:table-cell office:value-type="float" office:value="112.17">
                <text:p>11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981">
                <text:p>41981</text:p>
              </table:table-cell>
              <table:table-cell office:value-type="float" office:value="NaN">
                <text:p>NaN</text:p>
              </table:table-cell>
              <table:table-cell office:value-type="float" office:value="2450">
                <text:p>2450</text:p>
              </table:table-cell>
              <table:table-cell office:value-type="float" office:value="113.7">
                <text:p>11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988">
                <text:p>4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.84">
                <text:p>118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995">
                <text:p>4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35">
                <text:p>114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002">
                <text:p>4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281">
                <text:p>41281</text:p>
              </table:table-cell>
              <table:table-cell office:value-type="float" office:value="NaN">
                <text:p>NaN</text:p>
              </table:table-cell>
              <table:table-cell office:value-type="float" office:value="2900">
                <text:p>2900</text:p>
              </table:table-cell>
              <table:table-cell office:value-type="float" office:value="223.3">
                <text:p>22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1288">
                <text:p>41288</text:p>
              </table:table-cell>
              <table:table-cell office:value-type="float" office:value="2720">
                <text:p>2720</text:p>
              </table:table-cell>
              <table:table-cell office:value-type="float" office:value="2900">
                <text:p>2900</text:p>
              </table:table-cell>
              <table:table-cell office:value-type="float" office:value="227.93">
                <text:p>227.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295">
                <text:p>41295</text:p>
              </table:table-cell>
              <table:table-cell office:value-type="float" office:value="2689.2">
                <text:p>2689.2</text:p>
              </table:table-cell>
              <table:table-cell office:value-type="float" office:value="2900">
                <text:p>2900</text:p>
              </table:table-cell>
              <table:table-cell office:value-type="float" office:value="245.37">
                <text:p>245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302">
                <text:p>41302</text:p>
              </table:table-cell>
              <table:table-cell office:value-type="float" office:value="2690">
                <text:p>2690</text:p>
              </table:table-cell>
              <table:table-cell office:value-type="float" office:value="2900">
                <text:p>2900</text:p>
              </table:table-cell>
              <table:table-cell office:value-type="float" office:value="229.16">
                <text:p>229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309">
                <text:p>41309</text:p>
              </table:table-cell>
              <table:table-cell office:value-type="float" office:value="2756.5">
                <text:p>2756.5</text:p>
              </table:table-cell>
              <table:table-cell office:value-type="float" office:value="2975">
                <text:p>2975</text:p>
              </table:table-cell>
              <table:table-cell office:value-type="float" office:value="228.55">
                <text:p>228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316">
                <text:p>41316</text:p>
              </table:table-cell>
              <table:table-cell office:value-type="float" office:value="2761.6">
                <text:p>2761.6</text:p>
              </table:table-cell>
              <table:table-cell office:value-type="float" office:value="2975">
                <text:p>2975</text:p>
              </table:table-cell>
              <table:table-cell office:value-type="float" office:value="233.6">
                <text:p>23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323">
                <text:p>41323</text:p>
              </table:table-cell>
              <table:table-cell office:value-type="float" office:value="2750.7">
                <text:p>2750.7</text:p>
              </table:table-cell>
              <table:table-cell office:value-type="float" office:value="2975">
                <text:p>2975</text:p>
              </table:table-cell>
              <table:table-cell office:value-type="float" office:value="240.02">
                <text:p>24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330">
                <text:p>41330</text:p>
              </table:table-cell>
              <table:table-cell office:value-type="float" office:value="2765.4">
                <text:p>2765.4</text:p>
              </table:table-cell>
              <table:table-cell office:value-type="float" office:value="2975">
                <text:p>2975</text:p>
              </table:table-cell>
              <table:table-cell office:value-type="float" office:value="238.68">
                <text:p>238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337">
                <text:p>41337</text:p>
              </table:table-cell>
              <table:table-cell office:value-type="float" office:value="2751.3">
                <text:p>2751.3</text:p>
              </table:table-cell>
              <table:table-cell office:value-type="float" office:value="2975">
                <text:p>2975</text:p>
              </table:table-cell>
              <table:table-cell office:value-type="float" office:value="235.63">
                <text:p>235.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344">
                <text:p>41344</text:p>
              </table:table-cell>
              <table:table-cell office:value-type="float" office:value="2718.8">
                <text:p>2718.8</text:p>
              </table:table-cell>
              <table:table-cell office:value-type="float" office:value="2975">
                <text:p>2975</text:p>
              </table:table-cell>
              <table:table-cell office:value-type="float" office:value="251.43">
                <text:p>251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351">
                <text:p>41351</text:p>
              </table:table-cell>
              <table:table-cell office:value-type="float" office:value="NaN">
                <text:p>NaN</text:p>
              </table:table-cell>
              <table:table-cell office:value-type="float" office:value="2975">
                <text:p>2975</text:p>
              </table:table-cell>
              <table:table-cell office:value-type="float" office:value="243.88">
                <text:p>243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358">
                <text:p>41358</text:p>
              </table:table-cell>
              <table:table-cell office:value-type="float" office:value="2994.6">
                <text:p>2994.6</text:p>
              </table:table-cell>
              <table:table-cell office:value-type="float" office:value="2975">
                <text:p>2975</text:p>
              </table:table-cell>
              <table:table-cell office:value-type="float" office:value="248.66">
                <text:p>248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365">
                <text:p>41365</text:p>
              </table:table-cell>
              <table:table-cell office:value-type="float" office:value="2287">
                <text:p>2287</text:p>
              </table:table-cell>
              <table:table-cell office:value-type="float" office:value="2975">
                <text:p>2975</text:p>
              </table:table-cell>
              <table:table-cell office:value-type="float" office:value="268.01">
                <text:p>268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372">
                <text:p>41372</text:p>
              </table:table-cell>
              <table:table-cell office:value-type="float" office:value="NaN">
                <text:p>NaN</text:p>
              </table:table-cell>
              <table:table-cell office:value-type="float" office:value="2975">
                <text:p>2975</text:p>
              </table:table-cell>
              <table:table-cell office:value-type="float" office:value="265.4">
                <text:p>26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379">
                <text:p>41379</text:p>
              </table:table-cell>
              <table:table-cell office:value-type="float" office:value="NaN">
                <text:p>NaN</text:p>
              </table:table-cell>
              <table:table-cell office:value-type="float" office:value="2975">
                <text:p>2975</text:p>
              </table:table-cell>
              <table:table-cell office:value-type="float" office:value="267.76">
                <text:p>267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386">
                <text:p>41386</text:p>
              </table:table-cell>
              <table:table-cell office:value-type="float" office:value="2884.6">
                <text:p>2884.6</text:p>
              </table:table-cell>
              <table:table-cell office:value-type="float" office:value="2975">
                <text:p>2975</text:p>
              </table:table-cell>
              <table:table-cell office:value-type="float" office:value="279.66">
                <text:p>279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393">
                <text:p>41393</text:p>
              </table:table-cell>
              <table:table-cell office:value-type="float" office:value="2833.1">
                <text:p>2833.1</text:p>
              </table:table-cell>
              <table:table-cell office:value-type="float" office:value="3025">
                <text:p>3025</text:p>
              </table:table-cell>
              <table:table-cell office:value-type="float" office:value="295.26">
                <text:p>295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400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3025">
                <text:p>3025</text:p>
              </table:table-cell>
              <table:table-cell office:value-type="float" office:value="285.17">
                <text:p>285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407">
                <text:p>41407</text:p>
              </table:table-cell>
              <table:table-cell office:value-type="float" office:value="NaN">
                <text:p>NaN</text:p>
              </table:table-cell>
              <table:table-cell office:value-type="float" office:value="3150">
                <text:p>3150</text:p>
              </table:table-cell>
              <table:table-cell office:value-type="float" office:value="303.03">
                <text:p>303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414">
                <text:p>41414</text:p>
              </table:table-cell>
              <table:table-cell office:value-type="float" office:value="3182">
                <text:p>3182</text:p>
              </table:table-cell>
              <table:table-cell office:value-type="float" office:value="3150">
                <text:p>3150</text:p>
              </table:table-cell>
              <table:table-cell office:value-type="float" office:value="295.35">
                <text:p>295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421">
                <text:p>41421</text:p>
              </table:table-cell>
              <table:table-cell office:value-type="float" office:value="2932.6">
                <text:p>2932.6</text:p>
              </table:table-cell>
              <table:table-cell office:value-type="float" office:value="3200">
                <text:p>3200</text:p>
              </table:table-cell>
              <table:table-cell office:value-type="float" office:value="277.36">
                <text:p>277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3200">
                <text:p>3200</text:p>
              </table:table-cell>
              <table:table-cell office:value-type="float" office:value="300.26">
                <text:p>300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435">
                <text:p>41435</text:p>
              </table:table-cell>
              <table:table-cell office:value-type="float" office:value="3463.5">
                <text:p>3463.5</text:p>
              </table:table-cell>
              <table:table-cell office:value-type="float" office:value="3200">
                <text:p>3200</text:p>
              </table:table-cell>
              <table:table-cell office:value-type="float" office:value="280.33">
                <text:p>280.33</text:p>
              </table:table-cell>
              <table:table-cell office:value-type="float" office:value="630.47">
                <text:p>630.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442">
                <text:p>41442</text:p>
              </table:table-cell>
              <table:table-cell office:value-type="float" office:value="3450">
                <text:p>3450</text:p>
              </table:table-cell>
              <table:table-cell office:value-type="float" office:value="3200">
                <text:p>3200</text:p>
              </table:table-cell>
              <table:table-cell office:value-type="float" office:value="257.24">
                <text:p>257.24</text:p>
              </table:table-cell>
              <table:table-cell office:value-type="float" office:value="549.48">
                <text:p>549.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449">
                <text:p>41449</text:p>
              </table:table-cell>
              <table:table-cell office:value-type="float" office:value="3425">
                <text:p>3425</text:p>
              </table:table-cell>
              <table:table-cell office:value-type="float" office:value="3200">
                <text:p>3200</text:p>
              </table:table-cell>
              <table:table-cell office:value-type="float" office:value="286.38">
                <text:p>286.38</text:p>
              </table:table-cell>
              <table:table-cell office:value-type="float" office:value="444.14">
                <text:p>444.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456">
                <text:p>41456</text:p>
              </table:table-cell>
              <table:table-cell office:value-type="float" office:value="3449.5">
                <text:p>3449.5</text:p>
              </table:table-cell>
              <table:table-cell office:value-type="float" office:value="3200">
                <text:p>3200</text:p>
              </table:table-cell>
              <table:table-cell office:value-type="float" office:value="301.94">
                <text:p>301.94</text:p>
              </table:table-cell>
              <table:table-cell office:value-type="float" office:value="319.13">
                <text:p>319.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463">
                <text:p>41463</text:p>
              </table:table-cell>
              <table:table-cell office:value-type="float" office:value="3436.3">
                <text:p>3436.3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261.37">
                <text:p>261.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470">
                <text:p>41470</text:p>
              </table:table-cell>
              <table:table-cell office:value-type="float" office:value="3450">
                <text:p>3450</text:p>
              </table:table-cell>
              <table:table-cell office:value-type="float" office:value="3200">
                <text:p>3200</text:p>
              </table:table-cell>
              <table:table-cell office:value-type="float" office:value="NaN">
                <text:p>NaN</text:p>
              </table:table-cell>
              <table:table-cell office:value-type="float" office:value="226.71">
                <text:p>226.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477">
                <text:p>41477</text:p>
              </table:table-cell>
              <table:table-cell office:value-type="float" office:value="3424.4">
                <text:p>3424.4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188.73">
                <text:p>188.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484">
                <text:p>41484</text:p>
              </table:table-cell>
              <table:table-cell office:value-type="float" office:value="3663.3">
                <text:p>3663.3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180.54">
                <text:p>180.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491">
                <text:p>41491</text:p>
              </table:table-cell>
              <table:table-cell office:value-type="float" office:value="3515.8">
                <text:p>3515.8</text:p>
              </table:table-cell>
              <table:table-cell office:value-type="float" office:value="3300">
                <text:p>3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498">
                <text:p>41498</text:p>
              </table:table-cell>
              <table:table-cell office:value-type="float" office:value="3501">
                <text:p>3501</text:p>
              </table:table-cell>
              <table:table-cell office:value-type="float" office:value="3300">
                <text:p>3300</text:p>
              </table:table-cell>
              <table:table-cell office:value-type="float" office:value="182.14">
                <text:p>182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1505">
                <text:p>41505</text:p>
              </table:table-cell>
              <table:table-cell office:value-type="float" office:value="3600">
                <text:p>3600</text:p>
              </table:table-cell>
              <table:table-cell office:value-type="float" office:value="3350">
                <text:p>3350</text:p>
              </table:table-cell>
              <table:table-cell office:value-type="float" office:value="169.68">
                <text:p>169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512">
                <text:p>41512</text:p>
              </table:table-cell>
              <table:table-cell office:value-type="float" office:value="3563.9">
                <text:p>3563.9</text:p>
              </table:table-cell>
              <table:table-cell office:value-type="float" office:value="3350">
                <text:p>3350</text:p>
              </table:table-cell>
              <table:table-cell office:value-type="float" office:value="171.83">
                <text:p>171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519">
                <text:p>41519</text:p>
              </table:table-cell>
              <table:table-cell office:value-type="float" office:value="3550">
                <text:p>3550</text:p>
              </table:table-cell>
              <table:table-cell office:value-type="float" office:value="3450">
                <text:p>3450</text:p>
              </table:table-cell>
              <table:table-cell office:value-type="float" office:value="167.02">
                <text:p>167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526">
                <text:p>41526</text:p>
              </table:table-cell>
              <table:table-cell office:value-type="float" office:value="3525">
                <text:p>3525</text:p>
              </table:table-cell>
              <table:table-cell office:value-type="float" office:value="3450">
                <text:p>3450</text:p>
              </table:table-cell>
              <table:table-cell office:value-type="float" office:value="161.21">
                <text:p>161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533">
                <text:p>41533</text:p>
              </table:table-cell>
              <table:table-cell office:value-type="float" office:value="3686.8">
                <text:p>3686.8</text:p>
              </table:table-cell>
              <table:table-cell office:value-type="float" office:value="3450">
                <text:p>3450</text:p>
              </table:table-cell>
              <table:table-cell office:value-type="float" office:value="166.28">
                <text:p>166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540">
                <text:p>41540</text:p>
              </table:table-cell>
              <table:table-cell office:value-type="float" office:value="3796.3">
                <text:p>3796.3</text:p>
              </table:table-cell>
              <table:table-cell office:value-type="float" office:value="3450">
                <text:p>3450</text:p>
              </table:table-cell>
              <table:table-cell office:value-type="float" office:value="161.8">
                <text:p>16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547">
                <text:p>41547</text:p>
              </table:table-cell>
              <table:table-cell office:value-type="float" office:value="3717.8">
                <text:p>3717.8</text:p>
              </table:table-cell>
              <table:table-cell office:value-type="float" office:value="3450">
                <text:p>3450</text:p>
              </table:table-cell>
              <table:table-cell office:value-type="float" office:value="154.39">
                <text:p>154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554">
                <text:p>41554</text:p>
              </table:table-cell>
              <table:table-cell office:value-type="float" office:value="3641.7">
                <text:p>3641.7</text:p>
              </table:table-cell>
              <table:table-cell office:value-type="float" office:value="3450">
                <text:p>3450</text:p>
              </table:table-cell>
              <table:table-cell office:value-type="float" office:value="137.98">
                <text:p>137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561">
                <text:p>41561</text:p>
              </table:table-cell>
              <table:table-cell office:value-type="float" office:value="3640">
                <text:p>3640</text:p>
              </table:table-cell>
              <table:table-cell office:value-type="float" office:value="3450">
                <text:p>3450</text:p>
              </table:table-cell>
              <table:table-cell office:value-type="float" office:value="136.14">
                <text:p>136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568">
                <text:p>41568</text:p>
              </table:table-cell>
              <table:table-cell office:value-type="float" office:value="3572.8">
                <text:p>3572.8</text:p>
              </table:table-cell>
              <table:table-cell office:value-type="float" office:value="3450">
                <text:p>3450</text:p>
              </table:table-cell>
              <table:table-cell office:value-type="float" office:value="133.92">
                <text:p>133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575">
                <text:p>41575</text:p>
              </table:table-cell>
              <table:table-cell office:value-type="float" office:value="3682.2">
                <text:p>3682.2</text:p>
              </table:table-cell>
              <table:table-cell office:value-type="float" office:value="3450">
                <text:p>3450</text:p>
              </table:table-cell>
              <table:table-cell office:value-type="float" office:value="135.08">
                <text:p>135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582">
                <text:p>41582</text:p>
              </table:table-cell>
              <table:table-cell office:value-type="float" office:value="3644.2">
                <text:p>3644.2</text:p>
              </table:table-cell>
              <table:table-cell office:value-type="float" office:value="3450">
                <text:p>3450</text:p>
              </table:table-cell>
              <table:table-cell office:value-type="float" office:value="134.6">
                <text:p>13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589">
                <text:p>41589</text:p>
              </table:table-cell>
              <table:table-cell office:value-type="float" office:value="3548">
                <text:p>3548</text:p>
              </table:table-cell>
              <table:table-cell office:value-type="float" office:value="3500">
                <text:p>3500</text:p>
              </table:table-cell>
              <table:table-cell office:value-type="float" office:value="141.73">
                <text:p>141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596">
                <text:p>41596</text:p>
              </table:table-cell>
              <table:table-cell office:value-type="float" office:value="3439.2">
                <text:p>3439.2</text:p>
              </table:table-cell>
              <table:table-cell office:value-type="float" office:value="3500">
                <text:p>3500</text:p>
              </table:table-cell>
              <table:table-cell office:value-type="float" office:value="144.87">
                <text:p>144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1603">
                <text:p>41603</text:p>
              </table:table-cell>
              <table:table-cell office:value-type="float" office:value="3521.8">
                <text:p>3521.8</text:p>
              </table:table-cell>
              <table:table-cell office:value-type="float" office:value="3450">
                <text:p>3450</text:p>
              </table:table-cell>
              <table:table-cell office:value-type="float" office:value="144.35">
                <text:p>144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610">
                <text:p>41610</text:p>
              </table:table-cell>
              <table:table-cell office:value-type="float" office:value="3513.4">
                <text:p>3513.4</text:p>
              </table:table-cell>
              <table:table-cell office:value-type="float" office:value="3450">
                <text:p>3450</text:p>
              </table:table-cell>
              <table:table-cell office:value-type="float" office:value="147.5">
                <text:p>14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617">
                <text:p>41617</text:p>
              </table:table-cell>
              <table:table-cell office:value-type="float" office:value="3532">
                <text:p>3532</text:p>
              </table:table-cell>
              <table:table-cell office:value-type="float" office:value="3450">
                <text:p>3450</text:p>
              </table:table-cell>
              <table:table-cell office:value-type="float" office:value="148.99">
                <text:p>148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624">
                <text:p>41624</text:p>
              </table:table-cell>
              <table:table-cell office:value-type="float" office:value="NaN">
                <text:p>NaN</text:p>
              </table:table-cell>
              <table:table-cell office:value-type="float" office:value="3450">
                <text:p>3450</text:p>
              </table:table-cell>
              <table:table-cell office:value-type="float" office:value="150.52">
                <text:p>15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631">
                <text:p>41631</text:p>
              </table:table-cell>
              <table:table-cell office:value-type="float" office:value="3774.7">
                <text:p>3774.7</text:p>
              </table:table-cell>
              <table:table-cell office:value-type="float" office:value="3450">
                <text:p>3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638">
                <text:p>41638</text:p>
              </table:table-cell>
              <table:table-cell office:value-type="float" office:value="NaN">
                <text:p>NaN</text:p>
              </table:table-cell>
              <table:table-cell office:value-type="float" office:value="3450">
                <text:p>3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106cm" svg:height="21.363cm" xlink:href=".." xlink:type="simple" chart:class="chart:bar" chart:style-name="ch1">
        <chart:title svg:x="12.818cm" svg:y="0.563cm" chart:style-name="ch2">
          <text:p>Average Commodity Price (£/tonnes)</text:p>
        </chart:title>
        <chart:legend chart:legend-position="end" svg:x="29.255cm" svg:y="9.635cm" style:legend-expansion="high" chart:style-name="ch3"/>
        <chart:plot-area chart:style-name="ch4" table:cell-range-address="barchart.A1:barchart.E1 scatterplot.A2:scatterplot.E5" chart:data-source-has-labels="both" svg:x="1.673cm" svg:y="1.769cm" svg:width="26.92cm" svg:height="18.186cm">
          <chartooo:coordinate-region svg:x="2.85cm" svg:y="1.968cm" svg:width="25.743cm" svg:height="17.34cm"/>
          <chart:axis chart:dimension="x" chart:name="primary-x" chart:style-name="ch5" chartooo:axis-type="auto">
            <chartooo:date-scale/>
            <chart:title svg:x="14.758cm" svg:y="20.382cm" chart:style-name="ch6">
              <text:p>Year</text:p>
            </chart:title>
            <chart:categories table:cell-range-address="scatterplot.A2:scatterplot.A5"/>
          </chart:axis>
          <chart:axis chart:dimension="y" chart:name="primary-y" chart:style-name="ch7">
            <chart:title svg:x="0.451cm" svg:y="11.29cm" chart:style-name="ch8">
              <text:p>Price</text:p>
            </chart:title>
            <chart:grid chart:style-name="ch9" chart:class="major"/>
          </chart:axis>
          <chart:series chart:style-name="ch10" chart:values-cell-range-address="scatterplot.B2:scatterplot.B5" chart:label-cell-address="barchart.B1:barchart.B1" chart:class="chart:bar">
            <chart:data-point chart:repeated="4"/>
          </chart:series>
          <chart:series chart:style-name="ch11" chart:values-cell-range-address="scatterplot.C2:scatterplot.C5" chart:label-cell-address="barchart.C1:barchart.C1" chart:class="chart:bar">
            <chart:data-point chart:repeated="4"/>
          </chart:series>
          <chart:series chart:style-name="ch12" chart:values-cell-range-address="scatterplot.D2:scatterplot.D5" chart:label-cell-address="barchart.D1:barchart.D1" chart:class="chart:bar">
            <chart:data-point chart:repeated="4"/>
          </chart:series>
          <chart:series chart:style-name="ch13" chart:values-cell-range-address="scatterplot.E2:scatterplot.E5" chart:label-cell-address="barchart.E1:barchart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tter</text:p>
                <draw:g>
                  <svg:desc>barchart.B1:barchart.B1</svg:desc>
                </draw:g>
              </table:table-cell>
              <table:table-cell office:value-type="string">
                <text:p>Cheese</text:p>
                <draw:g>
                  <svg:desc>barchart.C1:barchart.C1</svg:desc>
                </draw:g>
              </table:table-cell>
              <table:table-cell office:value-type="string">
                <text:p>Potatoes (maincrop)</text:p>
                <draw:g>
                  <svg:desc>barchart.D1:barchart.D1</svg:desc>
                </draw:g>
              </table:table-cell>
              <table:table-cell office:value-type="string">
                <text:p>Potatoes (early)</text:p>
                <draw:g>
                  <svg:desc>barchart.E1:barchart.E1</svg:desc>
                </draw:g>
              </table:table-cell>
            </table:table-row>
          </table:table-header-rows>
          <table:table-rows>
            <table:table-row>
              <table:table-cell office:value-type="float" office:value="2016">
                <text:p>2020</text:p>
                <draw:g>
                  <svg:desc>scatterplot.A2:scatterplot.A5</svg:desc>
                </draw:g>
              </table:table-cell>
              <table:table-cell office:value-type="float" office:value="1">
                <text:p>1</text:p>
                <draw:g>
                  <svg:desc>scatterplot.B2:scatterplot.B5</svg:desc>
                </draw:g>
              </table:table-cell>
              <table:table-cell office:value-type="float" office:value="42373">
                <text:p>42373</text:p>
                <draw:g>
                  <svg:desc>scatterplot.C2:scatterplot.C5</svg:desc>
                </draw:g>
              </table:table-cell>
              <table:table-cell office:value-type="float" office:value="1909">
                <text:p>1909</text:p>
                <draw:g>
                  <svg:desc>scatterplot.D2:scatterplot.D5</svg:desc>
                </draw:g>
              </table:table-cell>
              <table:table-cell office:value-type="float" office:value="2125">
                <text:p>2125</text:p>
                <draw:g>
                  <svg:desc>scatterplot.E2:scatterplot.E5</svg:desc>
                </draw:g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2">
                <text:p>2</text:p>
              </table:table-cell>
              <table:table-cell office:value-type="float" office:value="42380">
                <text:p>42380</text:p>
              </table:table-cell>
              <table:table-cell office:value-type="float" office:value="2027.9">
                <text:p>2027.9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3">
                <text:p>3</text:p>
              </table:table-cell>
              <table:table-cell office:value-type="float" office:value="42387">
                <text:p>42387</text:p>
              </table:table-cell>
              <table:table-cell office:value-type="float" office:value="2102.3">
                <text:p>2102.3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float" office:value="2016">
                <text:p>2020</text:p>
              </table:table-cell>
              <table:table-cell office:value-type="float" office:value="4">
                <text:p>4</text:p>
              </table:table-cell>
              <table:table-cell office:value-type="float" office:value="42394">
                <text:p>42394</text:p>
              </table:table-cell>
              <table:table-cell office:value-type="float" office:value="2123.7">
                <text:p>2123.7</text:p>
              </table:table-cell>
              <table:table-cell office:value-type="float" office:value="2025">
                <text:p>2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